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OpenSymbol" svg:font-family="OpenSymbol"/>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1.501cm" fo:margin-right="0cm" fo:line-height="150%" fo:text-indent="0cm" style:auto-text-indent="false"/>
    </style:style>
    <style:style style:name="P3" style:family="paragraph" style:parent-style-name="Standard">
      <style:paragraph-properties fo:margin-left="1.501cm" fo:margin-right="0cm" fo:line-height="150%" fo:text-indent="0cm" style:auto-text-indent="false"/>
      <style:text-properties style:font-size-complex="12pt"/>
    </style:style>
    <style:style style:name="P4" style:family="paragraph" style:parent-style-name="Standard">
      <style:paragraph-properties fo:margin-left="0cm" fo:margin-right="0cm" fo:line-height="150%" fo:text-indent="1.501cm" style:auto-text-indent="false" fo:break-before="page"/>
      <style:text-properties fo:font-weight="bold" style:font-weight-asian="bold" style:font-size-complex="12pt"/>
    </style:style>
    <style:style style:name="P5" style:family="paragraph" style:parent-style-name="Standard">
      <style:paragraph-properties fo:margin-left="0cm" fo:margin-right="0cm" fo:line-height="150%" fo:text-indent="1.501cm" style:auto-text-indent="false"/>
    </style:style>
    <style:style style:name="P6" style:family="paragraph" style:parent-style-name="Standard">
      <style:paragraph-properties fo:margin-left="0cm" fo:margin-right="0cm" fo:line-height="150%" fo:text-align="justify" style:justify-single-word="false" fo:text-indent="1.501cm" style:auto-text-indent="false"/>
    </style:style>
    <style:style style:name="P7" style:family="paragraph" style:parent-style-name="Standard">
      <style:paragraph-properties fo:margin-left="0cm" fo:margin-right="0cm" fo:line-height="150%" fo:text-indent="1.501cm" style:auto-text-indent="false"/>
      <style:text-properties style:font-name="Times New Roman" fo:font-size="12pt" style:font-name-asian="Times New Roman2" style:font-size-asian="12pt" style:font-size-complex="12pt"/>
    </style:style>
    <style:style style:name="P8"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name-asian="Times New Roman2" style:font-size-asian="12pt" style:font-size-complex="12pt"/>
    </style:style>
    <style:style style:name="P9" style:family="paragraph" style:parent-style-name="Standard">
      <style:paragraph-properties fo:margin-left="0cm" fo:margin-right="0cm" fo:line-height="150%" fo:text-align="justify" style:justify-single-word="false" fo:text-indent="1.501cm" style:auto-text-indent="false"/>
      <style:text-properties style:font-name="Times New Roman" style:font-name-asian="Times New Roman2"/>
    </style:style>
    <style:style style:name="P10" style:family="paragraph" style:parent-style-name="Standard">
      <style:paragraph-properties fo:margin-left="0cm" fo:margin-right="0cm" fo:line-height="150%" fo:text-indent="1.501cm" style:auto-text-indent="false"/>
      <style:text-properties style:font-size-complex="12pt"/>
    </style:style>
    <style:style style:name="P11" style:family="paragraph" style:parent-style-name="List_20_Paragraph">
      <style:paragraph-properties fo:margin-left="0cm" fo:margin-right="0cm" fo:line-height="100%" fo:text-indent="0cm" style:auto-text-indent="false"/>
      <style:text-properties style:font-name="Times New Roman" fo:font-size="12pt" style:font-name-asian="Times New Roman2" style:font-size-asian="12pt" style:font-size-complex="12pt"/>
    </style:style>
    <style:style style:name="P12" style:family="paragraph" style:parent-style-name="List_20_Paragraph">
      <style:paragraph-properties fo:margin-left="0cm" fo:margin-right="0cm" fo:line-height="150%" fo:text-indent="0cm" style:auto-text-indent="false"/>
      <style:text-properties style:font-name="Times New Roman" fo:font-size="12pt" fo:language="ru" fo:country="RU" style:font-name-asian="Times New Roman2" style:font-size-asian="12pt" style:font-size-complex="12pt"/>
    </style:style>
    <style:style style:name="P13" style:family="paragraph" style:parent-style-name="List_20_Paragraph">
      <style:paragraph-properties fo:margin-left="0cm" fo:margin-right="0cm" fo:line-height="100%" fo:text-indent="0cm" style:auto-text-indent="false"/>
      <style:text-properties style:font-name="Times New Roman" fo:font-size="12pt" fo:language="ru" fo:country="RU" style:font-name-asian="Times New Roman2"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style>
    <style:style style:name="P15" style:family="paragraph" style:parent-style-name="Standard">
      <style:paragraph-properties fo:margin-left="0cm" fo:margin-right="0cm" fo:line-height="150%" fo:text-indent="0cm" style:auto-text-indent="false"/>
      <style:text-properties style:language-asian="ru" style:country-asian="RU" style:font-size-complex="12pt"/>
    </style:style>
    <style:style style:name="P16" style:family="paragraph" style:parent-style-name="western">
      <style:paragraph-properties fo:margin-left="9.991cm" fo:margin-right="0cm" fo:margin-top="0cm" fo:margin-bottom="0cm" fo:line-height="150%" fo:text-align="justify" style:justify-single-word="false" fo:text-indent="1.249cm" style:auto-text-indent="false"/>
    </style:style>
    <style:style style:name="P17" style:family="paragraph" style:parent-style-name="western">
      <style:paragraph-properties fo:margin-top="0cm" fo:margin-bottom="0cm" fo:line-height="150%" fo:text-align="justify" style:justify-single-word="false"/>
    </style:style>
    <style:style style:name="P18" style:family="paragraph" style:parent-style-name="western">
      <style:paragraph-properties fo:margin-left="11.24cm" fo:margin-right="0cm" fo:margin-top="0cm" fo:margin-bottom="0cm" fo:line-height="150%" fo:text-align="justify" style:justify-single-word="false" fo:text-indent="0cm" style:auto-text-indent="false"/>
    </style:style>
    <style:style style:name="P19" style:family="paragraph" style:parent-style-name="Standard">
      <style:paragraph-properties fo:line-height="150%" fo:text-align="center" style:justify-single-word="false" fo:orphans="0" fo:widows="0" fo:hyphenation-ladder-count="no-limit"/>
      <style:text-properties fo:hyphenate="false" fo:hyphenation-remain-char-count="2" fo:hyphenation-push-char-count="2"/>
    </style:style>
    <style:style style:name="P20" style:family="paragraph" style:parent-style-name="Standard">
      <style:paragraph-properties fo:line-height="150%" fo:text-align="center" style:justify-single-word="false" fo:orphans="0" fo:widows="0" fo:hyphenation-ladder-count="no-limit"/>
      <style:text-properties fo:language="be" fo:country="BY" style:font-size-complex="12pt" fo:hyphenate="false" fo:hyphenation-remain-char-count="2" fo:hyphenation-push-char-count="2"/>
    </style:style>
    <style:style style:name="P21" style:family="paragraph" style:parent-style-name="Standard">
      <style:paragraph-properties fo:line-height="150%" fo:orphans="0" fo:widows="0" fo:hyphenation-ladder-count="no-limit"/>
      <style:text-properties fo:language="be" fo:country="BY" style:font-size-complex="12pt" fo:hyphenate="false" fo:hyphenation-remain-char-count="2" fo:hyphenation-push-char-count="2"/>
    </style:style>
    <style:style style:name="P22" style:family="paragraph" style:parent-style-name="Standard">
      <style:paragraph-properties fo:line-height="150%"/>
      <style:text-properties style:font-size-complex="12pt"/>
    </style:style>
    <style:style style:name="P23" style:family="paragraph" style:parent-style-name="Standard">
      <style:paragraph-properties fo:line-height="150%" fo:orphans="0" fo:widows="0" fo:hyphenation-ladder-count="no-limit"/>
      <style:text-properties style:font-size-complex="12pt" fo:hyphenate="false" fo:hyphenation-remain-char-count="2" fo:hyphenation-push-char-count="2"/>
    </style:style>
    <style:style style:name="P24" style:family="paragraph" style:parent-style-name="Standard">
      <style:paragraph-properties fo:line-height="150%" fo:text-align="center" style:justify-single-word="false" fo:orphans="0" fo:widows="0" fo:hyphenation-ladder-count="no-limit"/>
      <style:text-properties style:font-size-complex="12pt" fo:hyphenate="false" fo:hyphenation-remain-char-count="2" fo:hyphenation-push-char-count="2"/>
    </style:style>
    <style:style style:name="P25" style:family="paragraph" style:parent-style-name="Standard">
      <style:paragraph-properties fo:line-height="150%"/>
      <style:text-properties style:language-asian="ru" style:country-asian="RU" style:font-size-complex="12pt"/>
    </style:style>
    <style:style style:name="P26" style:family="paragraph" style:parent-style-name="Standard">
      <style:paragraph-properties fo:line-height="150%" fo:orphans="0" fo:widows="0" style:text-autospace="none"/>
      <style:text-properties fo:font-weight="bold" style:font-weight-asian="bold" style:font-size-complex="12pt"/>
    </style:style>
    <style:style style:name="P27" style:family="paragraph" style:parent-style-name="Standard">
      <style:paragraph-properties fo:line-height="150%"/>
      <style:text-properties style:font-name="Times New Roman" fo:font-size="12pt" fo:language="ru" fo:country="RU" style:font-name-asian="Times New Roman2" style:font-size-asian="12pt" style:font-size-complex="12pt"/>
    </style:style>
    <style:style style:name="P28" style:family="paragraph" style:parent-style-name="Standard">
      <style:paragraph-properties fo:line-height="150%"/>
      <style:text-properties style:font-name="Times New Roman" fo:font-size="12pt" fo:language="ru" fo:country="RU" fo:font-weight="bold" style:font-name-asian="Times New Roman2" style:font-size-asian="12pt" style:font-weight-asian="bold" style:font-size-complex="12pt" style:font-weight-complex="bold"/>
    </style:style>
    <style:style style:name="P29" style:family="paragraph" style:parent-style-name="Standard">
      <style:paragraph-properties fo:line-height="150%"/>
      <style:text-properties style:font-name="Times New Roman" fo:font-size="12pt" fo:language="ru" fo:country="RU" fo:font-weight="normal" style:font-name-asian="Times New Roman2" style:font-size-asian="12pt" style:font-weight-asian="normal" style:font-size-complex="12pt" style:font-weight-complex="normal"/>
    </style:style>
    <style:style style:name="P30" style:family="paragraph" style:parent-style-name="Standard">
      <style:paragraph-properties fo:line-height="150%"/>
      <style:text-properties style:font-name="Times New Roman" fo:font-size="12pt" style:font-size-asian="12pt" style:font-size-complex="12pt"/>
    </style:style>
    <style:style style:name="P31" style:family="paragraph" style:parent-style-name="Standard">
      <style:paragraph-properties fo:line-height="150%" fo:text-align="center" style:justify-single-word="false" fo:orphans="0" fo:widows="0" fo:hyphenation-ladder-count="no-limit"/>
      <style:text-properties fo:background-color="#ffffff" style:font-size-complex="12pt" fo:hyphenate="false" fo:hyphenation-remain-char-count="2" fo:hyphenation-push-char-count="2"/>
    </style:style>
    <style:style style:name="P32" style:family="paragraph" style:parent-style-name="Standard">
      <style:paragraph-properties fo:margin-left="9.753cm" fo:margin-right="0cm" fo:line-height="150%" fo:orphans="0" fo:widows="0" fo:hyphenation-ladder-count="no-limit" fo:text-indent="0cm" style:auto-text-indent="false"/>
      <style:text-properties style:font-size-complex="12pt" fo:hyphenate="false" fo:hyphenation-remain-char-count="2" fo:hyphenation-push-char-count="2"/>
    </style:style>
    <style:style style:name="P33" style:family="paragraph" style:parent-style-name="Standard">
      <style:paragraph-properties fo:margin-left="9.753cm" fo:margin-right="-0.326cm" fo:line-height="150%" fo:orphans="0" fo:widows="0" fo:hyphenation-ladder-count="no-limit" fo:text-indent="0cm" style:auto-text-indent="false"/>
      <style:text-properties style:font-size-complex="12pt" fo:hyphenate="false" fo:hyphenation-remain-char-count="2" fo:hyphenation-push-char-count="2"/>
    </style:style>
    <style:style style:name="P34" style:family="paragraph" style:parent-style-name="Standard">
      <style:paragraph-properties fo:margin-left="10.795cm" fo:margin-right="0cm" fo:line-height="150%" fo:orphans="0" fo:widows="0" fo:hyphenation-ladder-count="no-limit" fo:text-indent="0cm" style:auto-text-indent="false"/>
      <style:text-properties style:font-size-complex="12pt" fo:hyphenate="false" fo:hyphenation-remain-char-count="2" fo:hyphenation-push-char-count="2"/>
    </style:style>
    <style:style style:name="P35" style:family="paragraph" style:parent-style-name="Standard">
      <style:paragraph-properties fo:margin-left="0.252cm" fo:margin-right="0cm" fo:line-height="150%" fo:text-indent="1.249cm" style:auto-text-indent="false"/>
    </style:style>
    <style:style style:name="P36" style:family="paragraph" style:parent-style-name="Standard">
      <style:paragraph-properties fo:margin-left="0.252cm" fo:margin-right="0cm" fo:line-height="150%" fo:text-indent="1.249cm" style:auto-text-indent="false"/>
      <style:text-properties fo:font-weight="bold" style:font-weight-asian="bold" style:font-size-complex="12pt"/>
    </style:style>
    <style:style style:name="P37" style:family="paragraph" style:parent-style-name="Standard">
      <style:paragraph-properties fo:margin-left="0cm" fo:margin-right="0cm" fo:line-height="150%" fo:text-indent="1.27cm" style:auto-text-indent="false"/>
      <style:text-properties style:font-name="Times New Roman" fo:font-size="12pt" style:font-name-asian="Times New Roman2" style:font-size-asian="12pt" style:font-size-complex="12pt"/>
    </style:style>
    <style:style style:name="P38" style:family="paragraph" style:parent-style-name="Standard">
      <style:paragraph-properties fo:margin-left="0cm" fo:margin-right="0cm" fo:line-height="150%" fo:text-indent="1.27cm" style:auto-text-indent="false"/>
      <style:text-properties style:font-name="Times New Roman" fo:font-size="12pt" fo:language="ru" fo:country="RU" style:font-name-asian="Times New Roman2" style:font-size-asian="12pt" style:font-size-complex="12pt"/>
    </style:style>
    <style:style style:name="P39" style:family="paragraph" style:parent-style-name="Standard">
      <style:paragraph-properties fo:margin-left="0cm" fo:margin-right="0cm" fo:line-height="150%" fo:text-indent="1.27cm" style:auto-text-indent="false"/>
      <style:text-properties style:font-name="Times New Roman" fo:font-size="12pt" style:font-size-asian="12pt" style:font-name-complex="Times New Roman2" style:font-size-complex="12pt"/>
    </style:style>
    <style:style style:name="P40" style:family="paragraph" style:parent-style-name="Standard">
      <style:paragraph-properties fo:margin-left="0cm" fo:margin-right="0cm" fo:line-height="150%" fo:text-indent="1.27cm" style:auto-text-indent="false"/>
    </style:style>
    <style:style style:name="P41" style:family="paragraph" style:parent-style-name="Standard">
      <style:paragraph-properties fo:margin-left="10.795cm" fo:margin-right="-0.326cm" fo:line-height="150%" fo:orphans="0" fo:widows="0" fo:hyphenation-ladder-count="no-limit" fo:text-indent="0cm" style:auto-text-indent="false"/>
      <style:text-properties style:font-size-complex="12pt" fo:hyphenate="false" fo:hyphenation-remain-char-count="2" fo:hyphenation-push-char-count="2"/>
    </style:style>
    <style:style style:name="P42" style:family="paragraph" style:parent-style-name="Standard">
      <style:paragraph-properties fo:margin-left="0cm" fo:margin-right="0cm" fo:line-height="150%" fo:text-indent="1.499cm" style:auto-text-indent="false"/>
      <style:text-properties style:font-name="Times New Roman" fo:font-size="12pt" style:font-size-asian="12pt" style:font-name-complex="Times New Roman2" style:font-size-complex="12pt"/>
    </style:style>
    <style:style style:name="P43" style:family="paragraph" style:parent-style-name="Standard">
      <style:paragraph-properties fo:margin-left="0cm" fo:margin-right="0cm" fo:line-height="150%" fo:text-indent="1.499cm" style:auto-text-indent="false"/>
      <style:text-properties style:font-name="Times New Roman" fo:font-size="12pt" style:font-size-asian="12pt" style:language-asian="en" style:country-asian="US" style:font-name-complex="Times New Roman2" style:font-size-complex="12pt"/>
    </style:style>
    <style:style style:name="P44" style:family="paragraph" style:parent-style-name="Standard">
      <style:paragraph-properties fo:margin-left="0cm" fo:margin-right="0cm" fo:line-height="150%" fo:text-indent="1.499cm" style:auto-text-indent="false"/>
      <style:text-properties style:font-name="Times New Roman" fo:font-size="12pt" style:font-size-asian="12pt" style:font-size-complex="12pt"/>
    </style:style>
    <style:style style:name="P45" style:family="paragraph" style:parent-style-name="Standard">
      <style:paragraph-properties fo:margin-left="0cm" fo:margin-right="0cm" fo:line-height="150%" fo:text-indent="1.499cm" style:auto-text-indent="false"/>
      <style:text-properties style:font-name="Times New Roman" fo:font-size="12pt" fo:language="ru" fo:country="RU" fo:font-weight="normal" style:font-name-asian="Times New Roman2" style:font-size-asian="12pt" style:font-weight-asian="normal" style:font-size-complex="12pt" style:font-weight-complex="normal"/>
    </style:style>
    <style:style style:name="P46" style:family="paragraph" style:parent-style-name="Standard">
      <style:paragraph-properties fo:margin-left="0cm" fo:margin-right="0cm" fo:line-height="150%" fo:text-indent="1.499cm" style:auto-text-indent="false"/>
      <style:text-properties style:font-name="Times New Roman" fo:font-size="12pt" fo:language="en" fo:country="US" style:font-size-asian="12pt" style:font-name-complex="Times New Roman2" style:font-size-complex="12pt"/>
    </style:style>
    <style:style style:name="P47" style:family="paragraph" style:parent-style-name="Standard">
      <style:paragraph-properties fo:margin-left="0cm" fo:margin-right="0cm" fo:line-height="150%" fo:text-indent="1.499cm" style:auto-text-indent="false"/>
      <style:text-properties style:font-name="Times New Roman" fo:font-size="12pt" fo:language="en" fo:country="US" style:font-name-asian="Times New Roman2" style:font-size-asian="12pt" style:font-size-complex="12pt"/>
    </style:style>
    <style:style style:name="P48" style:family="paragraph" style:parent-style-name="Standard">
      <style:paragraph-properties fo:margin-left="0cm" fo:margin-right="0cm" fo:line-height="150%" fo:text-indent="1.499cm" style:auto-text-indent="false"/>
      <style:text-properties style:font-name="Times New Roman" fo:font-size="12pt" fo:language="en" fo:country="US" fo:font-weight="normal" style:font-name-asian="Times New Roman2" style:font-size-asian="12pt" style:font-weight-asian="normal" style:font-size-complex="12pt" style:font-weight-complex="normal"/>
    </style:style>
    <style:style style:name="P49" style:family="paragraph" style:parent-style-name="Standard">
      <style:paragraph-properties fo:margin-left="0cm" fo:margin-right="0cm" fo:line-height="150%" fo:text-indent="1.499cm" style:auto-text-indent="false"/>
      <style:text-properties style:font-name="Times New Roman"/>
    </style:style>
    <style:style style:name="P50" style:family="paragraph" style:parent-style-name="Standard">
      <style:paragraph-properties fo:margin-left="0cm" fo:margin-right="0cm" fo:line-height="150%" fo:text-indent="1.499cm" style:auto-text-indent="false"/>
    </style:style>
    <style:style style:name="P51" style:family="paragraph" style:parent-style-name="Standard">
      <style:paragraph-properties fo:margin-left="0cm" fo:margin-right="0cm" fo:line-height="150%" fo:text-align="justify" style:justify-single-word="false" fo:text-indent="1.499cm" style:auto-text-indent="false"/>
    </style:style>
    <style:style style:name="P52" style:family="paragraph" style:parent-style-name="Standard">
      <style:paragraph-properties fo:margin-left="0cm" fo:margin-right="0cm" fo:line-height="150%" fo:text-indent="1.499cm" style:auto-text-indent="false"/>
      <style:text-properties fo:font-size="12pt" fo:language="ru" fo:country="RU" fo:font-weight="normal" style:font-size-asian="12pt" style:font-weight-asian="normal" style:font-size-complex="12pt" style:font-weight-complex="normal"/>
    </style:style>
    <style:style style:name="P53" style:family="paragraph" style:parent-style-name="Standard">
      <style:paragraph-properties fo:margin-left="0cm" fo:margin-right="0cm" fo:line-height="150%" fo:text-indent="1.499cm" style:auto-text-indent="false"/>
      <style:text-properties fo:language="ru" fo:country="RU"/>
    </style:style>
    <style:style style:name="P54" style:family="paragraph" style:parent-style-name="Heading_20_2">
      <style:paragraph-properties fo:margin-left="0cm" fo:margin-right="0cm" fo:text-indent="1.499cm" style:auto-text-indent="false" fo:break-before="page"/>
      <style:text-properties fo:font-size="12pt" style:font-size-asian="12pt" style:font-size-complex="12pt"/>
    </style:style>
    <style:style style:name="P55" style:family="paragraph" style:parent-style-name="Heading_20_2">
      <style:paragraph-properties fo:margin-left="1.499cm" fo:margin-right="0cm" fo:text-indent="0cm" style:auto-text-indent="false" fo:break-before="page"/>
    </style:style>
    <style:style style:name="P56" style:family="paragraph" style:parent-style-name="Heading_20_2">
      <style:paragraph-properties fo:margin-left="1.499cm" fo:margin-right="0cm" fo:text-indent="0cm" style:auto-text-indent="false"/>
      <style:text-properties fo:font-size="12pt" style:font-size-asian="12pt" style:font-size-complex="12pt"/>
    </style:style>
    <style:style style:name="P57" style:family="paragraph" style:parent-style-name="Contents_20_2">
      <style:paragraph-properties fo:background-color="transparent">
        <style:tab-stops>
          <style:tab-stop style:position="16.501cm" style:type="right" style:leader-style="dotted" style:leader-text="."/>
        </style:tab-stops>
        <style:background-image/>
      </style:paragraph-properties>
      <style:text-properties fo:background-color="transparent"/>
    </style:style>
    <style:style style:name="P58" style:family="paragraph" style:parent-style-name="Contents_20_1">
      <style:paragraph-properties fo:background-color="transparent">
        <style:tab-stops>
          <style:tab-stop style:position="17cm" style:type="right" style:leader-style="dotted" style:leader-text="."/>
        </style:tab-stops>
        <style:background-image/>
      </style:paragraph-properties>
      <style:text-properties fo:background-color="#ffffff"/>
    </style:style>
    <style:style style:name="P59" style:family="paragraph" style:parent-style-name="Contents_20_1">
      <style:paragraph-properties fo:background-color="transparent">
        <style:tab-stops>
          <style:tab-stop style:position="17cm" style:type="right" style:leader-style="dotted" style:leader-text="."/>
        </style:tab-stops>
        <style:background-image/>
      </style:paragraph-properties>
      <style:text-properties fo:background-color="transparent"/>
    </style:style>
    <style:style style:name="P60" style:family="paragraph" style:parent-style-name="Standard" style:master-page-name="First_20_Page">
      <style:paragraph-properties fo:line-height="150%" fo:text-align="center" style:justify-single-word="false" fo:orphans="0" fo:widows="0" fo:hyphenation-ladder-count="no-limit" style:page-number="auto"/>
      <style:text-properties fo:language="be" fo:country="BY" style:font-size-complex="12pt" fo:hyphenate="false" fo:hyphenation-remain-char-count="2" fo:hyphenation-push-char-count="2"/>
    </style:style>
    <style:style style:name="P61" style:family="paragraph" style:parent-style-name="Standard" style:list-style-name="L2">
      <style:paragraph-properties fo:line-height="150%"/>
      <style:text-properties style:font-name="Times New Roman" fo:font-size="12pt" style:font-size-asian="12pt" style:font-size-complex="12pt"/>
    </style:style>
    <style:style style:name="P62" style:family="paragraph" style:parent-style-name="Standard" style:list-style-name="L9">
      <style:paragraph-properties fo:line-height="150%">
        <style:tab-stops>
          <style:tab-stop style:position="-8.251cm"/>
        </style:tab-stops>
      </style:paragraph-properties>
      <style:text-properties style:font-name="Times New Roman" fo:font-size="12pt" style:font-size-asian="12pt" style:font-name-complex="Times New Roman2" style:font-size-complex="12pt"/>
    </style:style>
    <style:style style:name="P63" style:family="paragraph" style:parent-style-name="Standard" style:list-style-name="L9">
      <style:paragraph-properties fo:line-height="150%" fo:text-align="justify" style:justify-single-word="false">
        <style:tab-stops>
          <style:tab-stop style:position="-8.251cm"/>
        </style:tab-stops>
      </style:paragraph-properties>
      <style:text-properties style:font-name="Times New Roman" fo:font-size="12pt" style:font-size-asian="12pt" style:font-name-complex="Times New Roman2" style:font-size-complex="12pt"/>
    </style:style>
    <style:style style:name="P64" style:family="paragraph" style:parent-style-name="Standard" style:list-style-name="L7">
      <style:paragraph-properties fo:line-height="150%"/>
      <style:text-properties style:font-name="Times New Roman" fo:font-size="12pt" fo:language="en" fo:country="US" style:font-name-asian="Times New Roman2" style:font-size-asian="12pt" style:font-size-complex="12pt"/>
    </style:style>
    <style:style style:name="P65" style:family="paragraph" style:parent-style-name="Standard" style:list-style-name="L8">
      <style:paragraph-properties fo:line-height="150%"/>
      <style:text-properties style:font-name="Times New Roman" fo:font-size="12pt" fo:language="en" fo:country="US" style:font-name-asian="Times New Roman2" style:font-size-asian="12pt" style:font-size-complex="12pt"/>
    </style:style>
    <style:style style:name="P66" style:family="paragraph" style:parent-style-name="Standard" style:list-style-name="L7">
      <style:paragraph-properties fo:line-height="150%"/>
      <style:text-properties style:font-name="Times New Roman" fo:font-size="12pt" fo:language="ru" fo:country="RU" style:font-name-asian="Times New Roman2" style:font-size-asian="12pt" style:font-size-complex="12pt"/>
    </style:style>
    <style:style style:name="P67" style:family="paragraph" style:parent-style-name="Standard" style:list-style-name="L9">
      <style:paragraph-properties fo:line-height="150%" fo:text-align="justify" style:justify-single-word="false" fo:orphans="0" fo:widows="0" style:text-autospace="none">
        <style:tab-stops>
          <style:tab-stop style:position="-8.251cm"/>
        </style:tab-stops>
      </style:paragraph-properties>
      <style:text-properties style:font-name="Times New Roman" fo:font-size="12pt" fo:language="ru" fo:country="RU" style:font-name-asian="Times New Roman2" style:font-size-asian="12pt" style:font-size-complex="12pt"/>
    </style:style>
    <style:style style:name="P68" style:family="paragraph" style:parent-style-name="Standard" style:list-style-name="L9">
      <style:paragraph-properties fo:line-height="150%" fo:text-align="justify" style:justify-single-word="false">
        <style:tab-stops>
          <style:tab-stop style:position="-8.251cm"/>
        </style:tab-stops>
      </style:paragraph-properties>
      <style:text-properties style:font-name="Times New Roman" fo:font-size="12pt" fo:language="ru" fo:country="RU" style:font-name-asian="Times New Roman2" style:font-size-asian="12pt" style:font-name-complex="Times New Roman2" style:font-size-complex="12pt"/>
    </style:style>
    <style:style style:name="P69" style:family="paragraph" style:parent-style-name="Standard" style:list-style-name="L9">
      <style:paragraph-properties fo:line-height="150%" fo:text-align="justify" style:justify-single-word="false" fo:orphans="0" fo:widows="0" style:text-autospace="none">
        <style:tab-stops>
          <style:tab-stop style:position="-8.251cm"/>
        </style:tab-stops>
      </style:paragraph-properties>
      <style:text-properties style:font-name="Times New Roman" fo:font-size="12pt" fo:language="ru" fo:country="RU" style:font-name-asian="Times New Roman2" style:font-size-asian="12pt" style:font-name-complex="Times New Roman2" style:font-size-complex="12pt"/>
    </style:style>
    <style:style style:name="P70" style:family="paragraph" style:parent-style-name="Standard" style:list-style-name="L3">
      <style:paragraph-properties fo:line-height="150%"/>
    </style:style>
    <style:style style:name="P71" style:family="paragraph" style:parent-style-name="Standard" style:list-style-name="L4">
      <style:paragraph-properties fo:line-height="150%"/>
    </style:style>
    <style:style style:name="P72" style:family="paragraph" style:parent-style-name="Standard" style:list-style-name="L5">
      <style:paragraph-properties fo:line-height="150%"/>
    </style:style>
    <style:style style:name="P73" style:family="paragraph" style:parent-style-name="Standard" style:list-style-name="L6">
      <style:paragraph-properties fo:line-height="150%"/>
    </style:style>
    <style:style style:name="P74" style:family="paragraph" style:parent-style-name="Standard" style:list-style-name="L9">
      <style:paragraph-properties fo:line-height="150%" fo:text-align="justify" style:justify-single-word="false">
        <style:tab-stops>
          <style:tab-stop style:position="-8.251cm"/>
        </style:tab-stops>
      </style:paragraph-properties>
    </style:style>
    <style:style style:name="P75" style:family="paragraph" style:parent-style-name="Standard" style:list-style-name="L9">
      <style:paragraph-properties fo:line-height="150%" fo:orphans="0" fo:widows="0" style:text-autospace="none"/>
    </style:style>
    <style:style style:name="P76" style:family="paragraph" style:parent-style-name="Standard" style:list-style-name="WWNum2">
      <style:paragraph-properties fo:margin-left="0cm" fo:margin-right="0cm" fo:line-height="150%" fo:text-align="justify" style:justify-single-word="false" fo:text-indent="1.499cm" style:auto-text-indent="false"/>
      <style:text-properties style:font-name="Times New Roman" fo:font-size="12pt" style:font-name-asian="Times New Roman2" style:font-size-asian="12pt" style:font-size-complex="12pt"/>
    </style:style>
    <style:style style:name="P77" style:family="paragraph" style:parent-style-name="Standard" style:list-style-name="L1">
      <style:paragraph-properties fo:margin-left="0cm" fo:margin-right="0cm" fo:line-height="150%" fo:text-align="justify" style:justify-single-word="false" fo:orphans="0" fo:widows="0" fo:text-indent="1.499cm" style:auto-text-indent="false" style:text-autospace="none"/>
      <style:text-properties style:font-name="Times New Roman" fo:font-size="12pt" style:font-name-asian="Times New Roman2" style:font-size-asian="12pt" style:font-size-complex="12pt"/>
    </style:style>
    <style:style style:name="P78" style:family="paragraph" style:parent-style-name="Standard" style:list-style-name="WWNum15">
      <style:paragraph-properties fo:margin-left="0cm" fo:margin-right="0cm" fo:line-height="150%" fo:text-indent="1.501cm" style:auto-text-indent="false"/>
      <style:text-properties style:font-name="Times New Roman" fo:font-size="12pt" style:font-name-asian="Times New Roman2" style:font-size-asian="12pt" style:font-size-complex="12pt"/>
    </style:style>
    <style:style style:name="P79" style:family="paragraph" style:parent-style-name="Standard">
      <style:paragraph-properties fo:margin-left="0cm" fo:margin-right="0cm" fo:line-height="150%" fo:text-align="justify" style:justify-single-word="false" fo:text-indent="1.501cm" style:auto-text-indent="false"/>
      <style:text-properties style:font-name="Times New Roman" fo:font-size="12pt" style:font-name-asian="Times New Roman2" style:font-size-asian="12pt" style:font-size-complex="12pt"/>
    </style:style>
    <style:style style:name="P80" style:family="paragraph" style:parent-style-name="List_20_Paragraph" style:list-style-name="WWNum16">
      <style:paragraph-properties fo:line-height="150%"/>
      <style:text-properties style:font-name="Times New Roman" fo:font-size="12pt" fo:language="be" fo:country="BY" style:font-name-asian="Times New Roman2" style:font-size-asian="12pt" style:font-size-complex="12pt"/>
    </style:style>
    <style:style style:name="P81" style:family="paragraph" style:parent-style-name="List_20_Paragraph" style:list-style-name="WWNum17">
      <style:paragraph-properties fo:line-height="150%"/>
      <style:text-properties style:font-name="Times New Roman" fo:font-size="12pt" fo:language="be" fo:country="BY" style:font-name-asian="Times New Roman2" style:font-size-asian="12pt" style:font-size-complex="12pt"/>
    </style:style>
    <style:style style:name="P82" style:family="paragraph" style:parent-style-name="List_20_Paragraph" style:list-style-name="WWNum19">
      <style:paragraph-properties fo:line-height="150%"/>
      <style:text-properties style:font-name="Times New Roman" fo:font-size="12pt" fo:language="be" fo:country="BY" style:font-name-asian="Times New Roman2" style:font-size-asian="12pt" style:font-size-complex="12pt"/>
    </style:style>
    <style:style style:name="P83" style:family="paragraph" style:parent-style-name="List_20_Paragraph" style:list-style-name="WWNum17">
      <style:paragraph-properties fo:line-height="150%"/>
      <style:text-properties style:font-name="Times New Roman" fo:font-size="12pt" style:font-name-asian="Times New Roman2" style:font-size-asian="12pt" style:font-size-complex="12pt"/>
    </style:style>
    <style:style style:name="P84" style:family="paragraph" style:parent-style-name="List_20_Paragraph" style:list-style-name="WWNum18">
      <style:paragraph-properties fo:line-height="150%"/>
      <style:text-properties style:font-name="Times New Roman" fo:font-size="12pt" style:font-name-asian="Times New Roman2" style:font-size-asian="12pt" style:font-size-complex="12pt"/>
    </style:style>
    <style:style style:name="P85" style:family="paragraph" style:parent-style-name="List_20_Paragraph" style:list-style-name="WWNum19">
      <style:paragraph-properties fo:line-height="150%"/>
      <style:text-properties style:font-name="Times New Roman" fo:font-size="12pt" style:font-name-asian="Times New Roman2" style:font-size-asian="12pt" style:font-size-complex="12pt"/>
    </style:style>
    <style:style style:name="P86" style:family="paragraph" style:parent-style-name="List_20_Paragraph" style:list-style-name="WWNum18">
      <style:paragraph-properties fo:line-height="150%"/>
    </style:style>
    <style:style style:name="P87" style:family="paragraph" style:parent-style-name="List_20_Paragraph" style:list-style-name="WWNum19">
      <style:paragraph-properties fo:line-height="150%"/>
    </style:style>
    <style:style style:name="P88" style:family="paragraph" style:parent-style-name="List_20_Paragraph" style:list-style-name="WWNum3">
      <style:paragraph-properties fo:margin-left="0cm" fo:margin-right="0cm" fo:line-height="150%" fo:text-align="justify" style:justify-single-word="false" fo:text-indent="1.499cm" style:auto-text-indent="false"/>
      <style:text-properties style:font-name="Times New Roman" fo:font-size="12pt" style:font-name-asian="Times New Roman2" style:font-size-asian="12pt" style:font-size-complex="12pt"/>
    </style:style>
    <style:style style:name="P89" style:family="paragraph" style:parent-style-name="List_20_Paragraph" style:list-style-name="WWNum5">
      <style:paragraph-properties fo:margin-left="0cm" fo:margin-right="0cm" fo:line-height="150%" fo:text-indent="1.499cm" style:auto-text-indent="false"/>
      <style:text-properties style:font-name="Times New Roman" fo:font-size="12pt" style:font-size-asian="12pt" style:font-name-complex="Times New Roman2" style:font-size-complex="12pt"/>
    </style:style>
    <style:style style:name="P90" style:family="paragraph" style:parent-style-name="Heading_20_1">
      <style:paragraph-properties fo:margin-left="0cm" fo:margin-right="0cm" fo:text-align="start" style:justify-single-word="false" fo:text-indent="1.499cm" style:auto-text-indent="false" fo:break-before="page"/>
      <style:text-properties fo:font-size="12pt" style:font-size-asian="12pt" style:font-size-complex="12pt"/>
    </style:style>
    <style:style style:name="P91" style:family="paragraph" style:parent-style-name="Heading_20_1">
      <style:paragraph-properties fo:margin-left="1.499cm" fo:margin-right="0cm" fo:text-indent="0cm" style:auto-text-indent="false" fo:break-before="page"/>
    </style:style>
    <style:style style:name="T1" style:family="text">
      <style:text-properties fo:language="ru" fo:country="RU"/>
    </style:style>
    <style:style style:name="T2" style:family="text">
      <style:text-properties fo:language="ru" fo:country="RU" fo:background-color="#ffffff" style:font-size-complex="12pt"/>
    </style:style>
    <style:style style:name="T3" style:family="text">
      <style:text-properties fo:language="ru" fo:country="RU" fo:font-weight="normal" style:font-weight-asian="normal" style:font-weight-complex="normal"/>
    </style:style>
    <style:style style:name="T4" style:family="text">
      <style:text-properties fo:language="be" fo:country="BY"/>
    </style:style>
    <style:style style:name="T5" style:family="text">
      <style:text-properties fo:language="be" fo:country="BY" style:font-size-complex="12pt"/>
    </style:style>
    <style:style style:name="T6" style:family="text">
      <style:text-properties style:font-size-complex="12pt"/>
    </style:style>
    <style:style style:name="T7" style:family="text">
      <style:text-properties fo:background-color="#ffffff" style:font-size-complex="12pt"/>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language="en" fo:country="US" style:font-size-complex="12pt"/>
    </style:style>
    <style:style style:name="T11" style:family="text">
      <style:text-properties fo:language="en" fo:country="US" style:font-name-complex="Times New Roman2"/>
    </style:style>
    <style:style style:name="T12" style:family="text">
      <style:text-properties style:font-name="Times New Roman" fo:font-size="12pt" style:font-size-asian="12pt" style:font-name-complex="Times New Roman2" style:font-size-complex="12pt"/>
    </style:style>
    <style:style style:name="T13" style:family="text">
      <style:text-properties style:font-name="Times New Roman" fo:font-size="12pt" style:font-size-asian="12pt" style:language-asian="en" style:country-asian="US" style:font-name-complex="Times New Roman2" style:font-size-complex="12pt"/>
    </style:style>
    <style:style style:name="T14" style:family="text">
      <style:text-properties style:font-name="Times New Roman" fo:font-size="12pt" fo:language="en" fo:country="US" style:font-size-asian="12pt" style:font-name-complex="Times New Roman2" style:font-size-complex="12pt"/>
    </style:style>
    <style:style style:name="T15" style:family="text">
      <style:text-properties style:font-name="Times New Roman" fo:font-size="12pt" fo:language="en" fo:country="US" style:font-name-asian="Times New Roman2" style:font-size-asian="12pt" style:font-size-complex="12pt"/>
    </style:style>
    <style:style style:name="T16" style:family="text">
      <style:text-properties style:font-name="Times New Roman" fo:font-size="12pt" fo:language="be" fo:country="BY" style:font-size-asian="12pt" style:font-name-complex="Times New Roman2" style:font-size-complex="12pt"/>
    </style:style>
    <style:style style:name="T17" style:family="text">
      <style:text-properties style:font-name="Times New Roman" fo:font-size="12pt" fo:language="be" fo:country="BY" style:font-name-asian="Times New Roman2" style:font-size-asian="12pt" style:font-size-complex="12pt"/>
    </style:style>
    <style:style style:name="T18" style:family="text">
      <style:text-properties style:font-name="Times New Roman" fo:font-size="12pt" style:font-name-asian="Times New Roman2" style:font-size-asian="12pt" style:font-size-complex="12pt"/>
    </style:style>
    <style:style style:name="T19" style:family="text">
      <style:text-properties style:font-name="Times New Roman" fo:font-size="12pt" fo:language="ru" fo:country="RU" style:font-size-asian="12pt" style:language-asian="en" style:country-asian="US" style:font-name-complex="Times New Roman2" style:font-size-complex="12pt"/>
    </style:style>
    <style:style style:name="T20" style:family="text">
      <style:text-properties style:font-name="Times New Roman" fo:font-size="12pt" fo:language="ru" fo:country="RU" style:font-size-asian="12pt" style:font-name-complex="Times New Roman2" style:font-size-complex="12pt"/>
    </style:style>
    <style:style style:name="T21" style:family="text">
      <style:text-properties style:font-name="Times New Roman" fo:font-size="12pt" fo:language="ru" fo:country="RU" style:font-name-asian="Times New Roman2" style:font-size-asian="12pt" style:font-size-complex="12pt"/>
    </style:style>
    <style:style style:name="T22" style:family="text">
      <style:text-properties style:font-name="Times New Roman" fo:font-size="12pt" fo:font-weight="bold" style:font-name-asian="Times New Roman2" style:font-size-asian="12pt" style:font-weight-asian="bold" style:font-size-complex="12pt"/>
    </style:style>
    <style:style style:name="T23" style:family="text">
      <style:text-properties fo:font-size="12pt" style:font-size-asian="12pt" style:font-size-complex="12pt"/>
    </style:style>
    <style:style style:name="T24" style:family="text">
      <style:text-properties fo:font-size="12pt" fo:language="en" fo:country="US" style:font-size-asian="12pt" style:font-size-complex="12pt"/>
    </style:style>
    <style:style style:name="T25" style:family="text">
      <style:text-properties fo:font-size="12pt" fo:language="ru" fo:country="RU" fo:font-weight="normal" style:font-size-asian="12pt" style:font-weight-asian="normal" style:font-size-complex="12pt" style:font-weight-complex="normal"/>
    </style:style>
    <style:style style:name="T26" style:family="text">
      <style:text-properties fo:font-size="12pt" fo:language="ru" fo:country="RU" style:font-size-asian="12pt" style:font-size-complex="12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language="ru" fo:country="RU" fo:font-weight="bold" style:font-size-asian="14pt" style:font-weight-asian="bold" style:font-size-complex="14pt" style:font-weight-complex="bold"/>
    </style:style>
    <style:style style:name="T29" style:family="text">
      <style:text-properties fo:font-size="14pt" fo:language="be" fo:country="BY" fo:font-weight="bold" style:font-size-asian="14pt" style:font-weight-asian="bold" style:font-size-complex="14pt" style:font-weight-complex="bold"/>
    </style:style>
    <style:style style:name="T30" style:family="text">
      <style:text-properties fo:font-weight="normal" style:font-weight-asian="normal" style:font-weight-complex="normal"/>
    </style:style>
    <style:style style:name="T31" style:family="text">
      <style:text-properties style:font-name-complex="Times New Roman2"/>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МИНИСТЕРСТВО ОБРАЗОВАНИЯ РЕСПУБЛИКИ БЕЛАРУСЬ</text:p>
      <text:p text:style-name="P19"><text:span text:style-name="T5">УЧРЕЖДЕНИЕ ОБРАЗОВАНИЯ </text:span><text:span text:style-name="T6">«</text:span><text:span text:style-name="T5">ВИТЕБСКИЙ ГОСУДАРСТВЕННЫЙ УНИВЕРСИТЕТ ИМЕНИ П.М. МАШЕРОВА</text:span><text:span text:style-name="T6">»</text:span></text:p>
      <text:p text:style-name="P20">Институт повышения квалификации и переподготовки кадров</text:p>
      <text:p text:style-name="P20">Факультет переподготовки кадров</text:p>
      <text:p text:style-name="P20"/>
      <text:p text:style-name="P21"/>
      <text:p text:style-name="P21"/>
      <text:p text:style-name="P16">Допущен к защите</text:p>
      <text:p text:style-name="P17"><text:s text:c="106"/>«___»_________2021 г.</text:p>
      <text:p text:style-name="P18">Декан ФПК</text:p>
      <text:p text:style-name="P18">_________Е.Д. Тогулева</text:p>
      <text:p text:style-name="P23"/>
      <text:p text:style-name="P24">ДИПЛОМНЫЙ ПРОЕКТ</text:p>
      <text:p text:style-name="P24"/>
      <text:p text:style-name="P31">СОЗДАНИЕ ВЕБ-ПРИЛОЖЕНИЯ ДЛЯ АВТОМАТИЗАЦИИ РАБОТЫ С «ЭЛКТРОННОЙ КНИГОЙ ПАМЯТЬ ВИТЕБСКАЯ ОБЛАСТЬ»</text:p>
      <text:p text:style-name="P24"/>
      <text:p text:style-name="P24">Специальность 1-40 01 73 «Программное обеспечение информационных систем»</text:p>
      <text:p text:style-name="P32"/>
      <text:p text:style-name="P33"/>
      <text:p text:style-name="P32"/>
      <text:p text:style-name="P34">Выполнил:</text:p>
      <text:p text:style-name="P41">Тустов Артем Владимирович</text:p>
      <text:p text:style-name="P34">слушатель группы Пм-25</text:p>
      <text:p text:style-name="P34"/>
      <text:p text:style-name="P34">Научный руководитель:</text:p>
      <text:p text:style-name="P34">Огаджанян О.П.</text:p>
      <text:p text:style-name="P34">ст. преподаватель</text:p>
      <text:p text:style-name="P24"/>
      <text:p text:style-name="P24"/>
      <text:p text:style-name="P24"/>
      <text:p text:style-name="P24">Витебск, 2021</text:p>
      <text:p text:style-name="P36"><text:soft-page-break/>Реферат</text:p>
      <text:p text:style-name="P22"/>
      <text:p text:style-name="P10">Дипломная работа 38 с., 1 листинг, 19 источников.</text:p>
      <text:p text:style-name="P5"><text:span text:style-name="T6">БАЗЫ ДАННЫХ, АВТОМАТИЗАЦИЯ, </text:span><text:span text:style-name="T10">PHP</text:span><text:span text:style-name="T6">, </text:span><text:span text:style-name="T10">MS</text:span><text:span text:style-name="T6"> </text:span><text:span text:style-name="T10">SQL</text:span><text:span text:style-name="T6"> </text:span><text:span text:style-name="T10">Server</text:span><text:span text:style-name="T6">, </text:span><text:span text:style-name="T10">Apache, NetBeams, </text:span></text:p>
      <text:p text:style-name="P5"><text:span text:style-name="T6">Объект исследования – </text:span><text:span text:style-name="T2">«ЭЛЕКТРОННАЯ КНИГА ПАМЯТЬ ВИТЕБСКАЯ ОБЛАСТЬ», содержащая базу данных воинов Красной Армии, партиизан и мирных жителей, погибших в годы Великой Отечественной войны на территории Витебской области.</text:span></text:p>
      <text:p text:style-name="P5"><text:span text:style-name="T6">Цель работы – создание веб-приложения для автоматизации поиска и добавления записей в базу данных </text:span><text:span text:style-name="T2">«ЭЛЕКТРОННАЯ КНИГА ПАМЯТЬ ВИТЕБСКАЯ ОБЛАСТЬ»</text:span><text:span text:style-name="T6">.</text:span></text:p>
      <text:p text:style-name="P5"><text:span text:style-name="T6">Предмет исследования – </text:span><text:span text:style-name="T7">процесс процесс создания портала </text:span><text:span text:style-name="T2">«ЭЛЕКТРОННАЯ КНИГА ПАМЯТЬ ВИТЕБСКАЯ ОБЛАСТЬ»</text:span><text:span text:style-name="T7">.</text:span></text:p>
      <text:p text:style-name="P10">Методы исследования – в ходе выполнения дипломной работы использовалось: метод обобщения, аналитический метод, метод разработки программного обеспечения, метод проектирования.</text:p>
      <text:p text:style-name="P3">Для достижения поставленной цели дипломной работы ставились следующие задачи:</text:p>
      <text:p text:style-name="P35"><text:span text:style-name="T6">1. </text:span><text:span text:style-name="T7">Исследовать предметную область</text:span><text:span text:style-name="T6">.</text:span></text:p>
      <text:p text:style-name="P2"><text:span text:style-name="T6">2. </text:span><text:span text:style-name="T7">Проанализировать WEB-сайты аналогичной тематики</text:span><text:span text:style-name="T6">.</text:span></text:p>
      <text:p text:style-name="P5"><text:span text:style-name="T6">3. Создать информационную систему – </text:span><text:span text:style-name="T10">web</text:span><text:span text:style-name="T6">-сайт, обладающий возможностями поиска и добавления записей в базу данных и его администрирование в зависимости от наделенных правовых возможностей пользователя.</text:span></text:p>
      <text:p text:style-name="P10">Область применения: результаты полученной работы будут использованы для разработки аналогичных информационных систем..</text:p>
      <text:p text:style-name="P4"/>
      <text:p text:style-name="P25">Содержание</text:p>
      <text:p text:style-name="P15"><text:tab/></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Введение<text:tab/>4</text:p>
          <text:p text:style-name="P59">1 Теоретическая основа разработки информационной системы<text:tab/>6</text:p>
          <text:p text:style-name="P57">1.1 Описание работы по увековечению на примере Витебской области и обоснование необходимости автоматизации обработки информации в рамках данной деятельности, путем создания информационной системы “Электронная книга “Память Витебская область”. <text:tab/>6</text:p>
          <text:p text:style-name="P57">1.2 Обоснование выбор способа организации веб-приложения<text:tab/>10</text:p>
          <text:p text:style-name="P57">1.3 Система управления базами данных MySQL<text:tab/>11</text:p>
          <text:p text:style-name="P59">1.4 Язык программирования PHP <text:tab/>14</text:p>
          <text:p text:style-name="P59">1.5 Вывод<text:tab/>21</text:p>
          <text:p text:style-name="P59">2 Проектирование и разработка веб-приложения для автоматизации работы “Электронная книги Память Витебская область”<text:tab/>22</text:p>
          <text:p text:style-name="P57">2.1 Общие положения<text:tab/>22</text:p>
          <text:p text:style-name="P57">2.2 Создание структуры базы данных MySQL для обеспечения работы “Электронной книги Память Витебская область”<text:tab/>23</text:p>
          <text:p text:style-name="P57">2.3 Создание структуры базы данных MySQL для обеспечения работы веб приложения<text:tab/>26</text:p>
          <text:p text:style-name="P57">2.4 Разработка веб-интерфейса<text:tab/>28</text:p>
          <text:p text:style-name="P57">2.5 Вывод<text:tab/>33</text:p>
          <text:p text:style-name="P59">Заключение<text:tab/>34</text:p>
          <text:p text:style-name="P59">Список использованных источников<text:tab/>35</text:p>
        </text:index-body>
      </text:table-of-content>
      <text:h text:style-name="P90" text:outline-level="1">Введение</text:h>
      <text:p text:style-name="P26"/>
      <text:p text:style-name="P51"><text:span text:style-name="T12">Современный этап развития человеческого общества характеризуется широким внедрением компьютерных и информационных систем во все сферы человеческой жизни. Высокопроизводительные мобильные устройства давно стали привычной частью повседневной жизни. <text:s/>С каждым днем все больше действий совершается посредством сети “Интернет”. В современном обществе человек все больше информации получает с помощью веб-сайтов и различных новостных приложений. Постепенно СМИ отказываются от традиционных печатных форм и полностью переходят на электронные версии. Та же тенденция прослеживается и в отношении телевидении. В последние годы широко внедряется технология </text:span><text:span text:style-name="T14">IPTV</text:span><text:span text:style-name="T16">, благодаря которой посредством сетевых решений появляется возможность значительно расширить пользовательскую функциональность. Характерным примером является система </text:span><text:span text:style-name="T12">“</text:span><text:span text:style-name="T14">Zala</text:span><text:span text:style-name="T12">”</text:span><text:span text:style-name="T16"> </text:span><text:span text:style-name="T12">от компании Белтелеком. Схожим образом обстоит ситуация и с литературой. Уже достаточно давно получила практика распространения художественных произведений исключительно в электронной форме. В качестве примера можно привести сетевую библиотеку </text:span><text:span text:style-name="T14">Litres</text:span><text:span text:style-name="T12">.</text:span></text:p>
      <text:p text:style-name="P51"><text:span text:style-name="T12">Учитывая вышесказанное актуальным становится вопрос перевода уже созданных материалов в электронную форму. Однако простая оцифровка материалов не всегда может считаться эффективным решением. Благодаря развитию технологий обработки информации появилось возможность создания на базе традиционных книжных изданий и архивных материалов. Как пример можно привести веб-портал</text:span><text:span text:style-name="T16"> </text:span><text:span text:style-name="T12">”Объединенный банк данных “Мемориал”. <text:s/>Данный портал позволяет пользователям получить доступ к материалам Центрального архива Министерства обороны Российской Федерации. Большим преимуществом данного способа представления информации явлется его высокая доступность. Однако создание подобных порталов требует больших затрат на разработку и техническое обеспечение, что не всегда приемлемо, к примеру, для учреждений культуры, традиционно имеющих весьма скромное финансирование.</text:span></text:p>
      <text:p text:style-name="P51"><text:span text:style-name="T12">Целью данного проекта является создание </text:span><text:span text:style-name="T20">веб-приложения для аавтоматизации работы с</text:span><text:span text:style-name="T12"> “</text:span><text:span text:style-name="T16">Электронн</text:span><text:span text:style-name="T20">ой</text:span><text:span text:style-name="T16"> </text:span><text:span text:style-name="T12">книгой </text:span><text:span text:style-name="T16">Память </text:span><text:span text:style-name="T20">Витебская область</text:span><text:span text:style-name="T12">”</text:span><text:span text:style-name="T16">. <text:s/></text:span><text:span text:style-name="T12">Реализация проекта позволит повысить доступность списков погибших и захороненных на территории Витебской области в годы великой отечественной войны воинов Красной Армии, партизан и мирных жителей, представленных в материалах историко-документальной хроники “</text:span><text:span text:style-name="T16">Память</text:span><text:span text:style-name="T12">”</text:span><text:span text:style-name="T16">. Также создание информационной системы в целом позволить проводить работу по актуализации сведений, оперативно дополнять и исправлять существующие списки.</text:span></text:p>
      <text:p text:style-name="P51"><text:soft-page-break/><text:span text:style-name="T18">Первым этапом проекта является проектирование и создание реляционной базы данных </text:span><text:span text:style-name="T17">в</text:span><text:span text:style-name="T18"> системе управления базами данных MYSQL, составление запросов на выборку и с агрегирующими функциями. Вторым этапом проекта – разработка непосредственнно веб-приложения для работы с созданной на первом этапе базой. Разработанная программа должна иметь возможность осуществлять:</text:span></text:p>
      <text:list xml:id="list8444691161309821993" text:style-name="WWNum3">
        <text:list-item>
          <text:p text:style-name="P88">Отображение в удобном пользователю виде содержимого любой таблицы.</text:p>
        </text:list-item>
        <text:list-item>
          <text:p text:style-name="P88">Поиск в любой таблице записей, удовлетворяющих некоторому критерию.</text:p>
        </text:list-item>
        <text:list-item>
          <text:p text:style-name="P88">Поиск данных, соответствующих записи другой таблицы, удовлетворяющей некоторому критерию.</text:p>
        </text:list-item>
        <text:list-item>
          <text:p text:style-name="P88">Поиск значения агрегирующей функции с группировкой по значениям в связанной таблице.</text:p>
        </text:list-item>
        <text:list-item>
          <text:p text:style-name="P88">Традиционный набор возможностей для работы с данными таблицы:</text:p>
        </text:list-item>
      </text:list>
      <text:list xml:id="list8575703360212577288" text:style-name="WWNum2">
        <text:list-item>
          <text:p text:style-name="P76">добавление записей,</text:p>
        </text:list-item>
        <text:list-item>
          <text:p text:style-name="P76">изменение записей,</text:p>
        </text:list-item>
        <text:list-item>
          <text:p text:style-name="P76">удаление записей.</text:p>
        </text:list-item>
      </text:list>
      <text:list xml:id="list3486962417503453519" text:style-name="L1">
        <text:list-item>
          <text:list>
            <text:list-item>
              <text:list>
                <text:list-item>
                  <text:p text:style-name="P77">Запрос к трём связанным таблицам.</text:p>
                </text:list-item>
              </text:list>
            </text:list-item>
          </text:list>
        </text:list-item>
      </text:list>
      <text:h text:style-name="P91" text:outline-level="1"><text:span text:style-name="T1">1 </text:span><text:bookmark-start text:name="_Toc498039487"/>Теоретическая основа разработки информационной системы<text:bookmark-end text:name="_Toc498039487"/></text:h>
      <text:h text:style-name="P56" text:outline-level="2"><text:bookmark-start text:name="__RefHeading__857_421552174"/><text:span text:style-name="T8">1.1 </text:span><text:bookmark-start text:name="_Toc498039488"/><text:span text:style-name="T8">Описание работы по увековечению на примере Витебской области и обоснование необходимости автоматизации обработки информации в рамках данной деятельности, путем создания информационной системы “Электронная книга “Память Витебская область”. </text:span><text:bookmark-end text:name="__RefHeading__857_421552174"/><text:bookmark-end text:name="_Toc498039488"/></text:h>
      <text:p text:style-name="P43"/>
      <text:p text:style-name="P43">На территории Витебской области в годы Великой Отечественной войны велись широкомасштабные боевые действия. В первую очередь это Белорусская стратегическая оборонительная операция, Городокская операция, Оршанская операция, Витебская операция, Белорусская наступательная операция. В ходе боевых действий погибли и были захоронены на территории области десятки тысяч воинов Красной Армии. Сведения о погибших передавались воинскими частями в Управление по учету погибшего и пропавшего без вести рядового и сержантского состава Действующей Армии НКО СССР., а также Управление кадров Красной Армии.</text:p>
      <text:p text:style-name="P43">Также на территории области в период немецкой оккупации действовали десятки партизанских отрядов, бойцы которых контролировали значительную её часть. Погибшие в ходе боёв партизаны были захоронены на территории области. Сведения о погибших собирались Белорусским штабом партизанского движения.</text:p>
      <text:p text:style-name="P43">Также на территории Витебщины имеются захоронения мирных советских граждан и военнопленных, убитых захватчиками в период оккупации. Сведения о жертвах оккупантов собирались Чрезвычайной государственной комиссией по установлению и расследованию злодеяний немецко-фашистских захватчиков.</text:p>
      <text:p text:style-name="P43">В послевоенное время была проведена большая работа по увековечиванию памяти погибших красноармейцев, партизан и мирных жителей. Проводились перезахоронения из отдаленных братских могил и населенных пунктов, прекративших своё существование. </text:p>
      <text:p text:style-name="P43">К сожалению, в следствие ряда объективных причин, таких как недоступность документов, неполнота сведений, значительная часть погибших так и осталась не увековеченной.</text:p>
      <text:p text:style-name="P43">В 2007 году по инициативе Министерства обороны Российской Федерации был создан обобщенный банк данных «Мемориал», содержащий цифровые копии документов о безвозвратных потерях Красной Армии в Великой Отечественной войне. Однако в данных документах банка указывается лишь первоначальное место захоронения. Зачастую они изменилось, в результате перезахоронений, последовавших в послевоенное время.</text:p>
      <text:p text:style-name="P43">Для сбора актуальных сведений о местах захоронений и увековечения неучтенных <text:soft-page-break/>бойцов и мирных жителей в 2011 году на базе УК «Витебский областной музей Героя Советского Союза М.Ф. Шмырёва» была начата реализация проекта “Банк данных “Электронная книга “Память”. Витебская область”. В 2011 г. в Витебской области был создан областной оргкомитет по увековечению памяти защитников Отечества и жертв войн с участием представителей заинтересованных государственных, местных исполнительных и распорядительных органов, общественных объединений.</text:p>
      <text:p text:style-name="P43">Работа над реализацией проекта ведется в соответствии с Государственной программы по увековечению памяти защитников Отечества и жертв войн и распоряжением Витебского областного исполнительного комитета «О реализации Государственной программы по увековечению памяти защитников Отечества и жертв войн» от 28 ноября 2011 года № 731 р.</text:p>
      <text:p text:style-name="P43">Цель проекта является сохранение памяти о подвиге жителей Витебщины и советского народа в годы Великой Отечественной войны. </text:p>
      <text:p text:style-name="P43">Основные направления работы проекта:</text:p>
      <text:p text:style-name="P43">1.<text:tab/>Сбор сведений о погибших в годы Великой отечественной войны и захороненных на территории Витебской области красноармейцах, партизанах и мирных жителях, уничтоженных немецкими оккупантами:</text:p>
      <text:p text:style-name="P43">2.<text:tab/>Выявление и увековечение ранее не учтенных погибших в годы Великой отечественной войны и захороненных на территории Витебской области красноармейцев, партизанан и мирных жителей, уничтоженных немецкими оккупантами:</text:p>
      <text:p text:style-name="P43">3.<text:tab/>Расширение доступа граждан к информации о погибших при защите Отечества и жертвах войн, путем создания общедоступного банка банных, размещенного в сети интернет:</text:p>
      <text:p text:style-name="P43">4.<text:tab/>Сбор свелений об уроженцах Витебской области и лицах, призванных военными комиссариатами Витебской области, погибших и пропавших без вести в годы Великой Отечественной войны.</text:p>
      <text:p text:style-name="P43">5.<text:tab/>Проведение мероприятий по установлению сведений о погибших и пропавших без вести воинах; </text:p>
      <text:p text:style-name="P43">6.<text:tab/>Ведение работы с обращениями граждан, общественных объединений, религиозных организаций по вопросам увековечения памяти погибших при защите Отечества;</text:p>
      <text:p text:style-name="P43">7.<text:tab/>Выяснение судеб пропавших без вести воинов по запросам родственников;</text:p>
      <text:p text:style-name="P43">8.<text:tab/>пропаганда подвигов военнослужащих, погибших при защите Отечества;</text:p>
      <text:p text:style-name="P43"/>
      <text:p text:style-name="P43"><text:soft-page-break/>Работа по сбору сведений о погибших, выявлению и внесению неучтенных, ведется в рамках направления «Обелиск на карте района (города)».</text:p>
      <text:p text:style-name="P43">В рамках данного направления на основаниии паспортов воинских захоронений и документов ОБД «Мемориал» в учреждениях культуры и учреждениях образования ведется составление списков лиц, числящихся в захоронениях с указанием подробных сведений о них. В ходе данной работы также выявляются лица, по каким-либо причинам, не увековеченные на захоронении. Информация о неувековеченных погибших передается в районные и городские исполнительные комитеты для внесения в паспорта и на плиты воинских захоронений. Составленные списки захороненных передаются в Витебский областной музей Героя Советского Союза М.Ф. Шмырёва для сверки.</text:p>
      <text:p text:style-name="P43">Сбор сведений об уроженцах Витебщины, погибших в годы Великой Отечественной войны, ведется в рамках направления «Где погибли мои земляки?». Сведения собираются в учреждениях культуры и учреждениях образования области и передаются в музей, где они сверяются и публикуются.</text:p>
      <text:p text:style-name="P43">В рамках эти направлений разработаны типовые таблицы-картотеки, методические материалы по работе с банками данных и наполнению таблиц, оказывается поддержка специалистам, работающим на местах.</text:p>
      <text:p text:style-name="P43">Важнейшим направлением работы, в рамках проекта, является установление судеб пропавших без вести воинов по запросам родственников. На основании обращений граждан проводится исследовательская работа документами ОБД «Мемориал», порталов «Память народа», «Подвиг народа», материалами автоматизированного банка данных «Книга Память» Министерства обороны Республики Беларусь, и историко-документальных хроник «Память» районов и городов области.</text:p>
      <text:p text:style-name="P43">По состоянию на 1 октября 2020 года в рамках проекта были учтены 137240 человек, погибших и захороненных на территории Витебской области, а также 44662 уроженца области. В текущем году на основании запросов граждан были установлены судьбы 75 человек.</text:p>
      <text:p text:style-name="P42"><text:tab/>Характерной проблемой при данной работе является большой объем информации, представленной в табличной форме. При работе с использованием традиционных бумажных носителей большая часть времени тратится на поиск нужных записей. Это значительно повышает трудозатраты. Кроме того, такая форма работы требует затрат на закупку бумаг, печатающих устройств, также требуются площади для хранения собранных материалов.</text:p>
      <text:p text:style-name="P42"><text:tab/>Обработка данных с помощью информационной системы позволит:</text:p>
      <text:list xml:id="list1662419441823838981" text:style-name="WWNum5">
        <text:list-item>
          <text:p text:style-name="P89"><text:soft-page-break/>Повысить скорость работы за счет ускорения поиска данных и обмена информацией между исполнителями в электронной форме</text:p>
        </text:list-item>
        <text:list-item>
          <text:p text:style-name="P89">Повысит актуальность хранимой информации, за счет её более оперативного обновления.</text:p>
        </text:list-item>
        <text:list-item>
          <text:p text:style-name="P89">Расширить число задействованных в работе исполнителей, за счет простоты копирования и распространения информации</text:p>
        </text:list-item>
        <text:list-item>
          <text:p text:style-name="P89">Повысить качество работы исполнителей за счет создание удобного и понятного инструментария.</text:p>
        </text:list-item>
        <text:list-item>
          <text:p text:style-name="P89">Повысить безопасность данных, т.к. появляется возможность периодического резервного копирования информации, в том числе и в “облако”.</text:p>
        </text:list-item>
        <text:list-item>
          <text:p text:style-name="P89">Снизить затраты на печать</text:p>
        </text:list-item>
      </text:list>
      <text:h text:style-name="P55" text:outline-level="2"><text:span text:style-name="T13">1.2 Обоснование </text:span><text:span text:style-name="T19">в</text:span><text:span text:style-name="T13">ыбор способа организации веб-приложения</text:span></text:h>
      <text:p text:style-name="P50"/>
      <text:p text:style-name="P50">Фактически веб приложение для автоматизации работы с кп представляет собой динамический веб-сайт. Данный выбор сделан в связи со спецификой использования данной информационной системы.</text:p>
      <text:p text:style-name="P50">Во первых, предпологается что работа по наполнению и администрированию базы данных Электроннной книги память Витебской области будет вестись коллективно и удаленно с разделением полномочий по уровням. В ней будут принимать участие как представители головной организации, ответственной за поддержание базы в целом и представители районов, ответственные за наполнение и актуализацию данных по соответствующему району. </text:p>
      <text:p text:style-name="P50">Во вторых, потребителями информации станут жители Витебской области, интерисующиеся судьбой своих родственников, погибших в годы Великой Отечественной войны, а также родственники погибших на территории Витебской области военнослужащих, призванных, фактически, со всей территории бывшего советского союза. </text:p>
      <text:p text:style-name="P50">В таких условиях <text:s/>веб-сайт является единственным приемлимым способом организации работы подобной информационной системы. Этот вариант позволяет использовать сеть интернет для передачи данных. Существует две основных разновидности веб-сайтов: статический и динамический. В случае статического сайта имеется набор заранее созданных <text:span text:style-name="T9">html </text:span><text:span text:style-name="T1">страниц. Для каждойстраницы сайта требуется своя, заранее полностью написанная страница. </text:span></text:p>
      <text:p text:style-name="P50"><text:span text:style-name="T1">В случае с динамическими сайтами сайт состоит из шаблонов, содержащих неизменную часть кода, и </text:span><text:span text:style-name="T9">php-</text:span><text:span text:style-name="T1">скрипта, работающего с базой данных и отвечающего за генерацию обновляющегося содержимого.</text:span></text:p>
      <text:p text:style-name="P50"><text:span text:style-name="T1">Т. к. информационная система предполагает работу с большим колличеством постоянной обновляющейся информации </text:span><text:span text:style-name="T9">(</text:span><text:span text:style-name="T1">при полной мощности базы порядка 300 тысяч записей</text:span><text:span text:style-name="T9">) </text:span><text:span text:style-name="T1">и предполагает редактирование этихзаписей большим количеством пользователей</text:span><text:span text:style-name="T9">, </text:span><text:span text:style-name="T1">выбор динамического способа организации сайта очевиден. </text:span></text:p>
      <text:p text:style-name="P50"><text:span text:style-name="T1">На сегодняшнии день наиболее распространенным способом организации динамического сайта является использование связки програамм состояшей их веб-сервера </text:span><text:span text:style-name="T9">Apache, </text:span><text:span text:style-name="T1">интерпритатора </text:span><text:span text:style-name="T9">PHP </text:span><text:span text:style-name="T1">и СУБД </text:span><text:span text:style-name="T9">MySQL.</text:span></text:p>
      <text:h text:style-name="P55" text:outline-level="2"><text:span text:style-name="T23">1.3 Система управления базами данных </text:span><text:span text:style-name="T24">MySQL</text:span></text:h>
      <text:p text:style-name="P39"/>
      <text:p text:style-name="P42">База данных — информационная модель, позводяющая упорядоченно хранить данные о группе объектов, обладающих одинаковым набором атрибутов. Также базу данных можно рассматривать как набор структурированных данных. Выделяют иерархические, сетевые и реляционные типы баз данных. На сегодняшний день наиболее распространенными являются реляционные базы данных. В реляционной базе данных под записью понимается строка прямоугольной таблицы. Элементы записи образуют столбцы (поля) этой таблицы. Все элементы столбца имеют одинаковый тип, каждый столбец имеет уникальное имя. Каждая запись таблицы реляционной базы данных имеет уникальный первичный ключ, который может состоять из одного или нескольких полей. Благодаря наличию ключей таблицы могут быть связаны друг с другом, что позволяет извлекать данные из нескольких таблиц одновременно. Это свойство реляционных баз данных позволяет им иметь меньший объем при том же колличестве хранимой информации.</text:p>
      <text:p text:style-name="P42">Для управления реляционными базами данных используются <text:s/>системы управления реляционными базами данных (СУРБД). СУРБД — это программное обеспечение или служба, используемая для создания и управления базами данных на основе реляционной модели. <text:s/>Одной из наиболее распространенных СУРБД на сегодняшний день является <text:span text:style-name="T9">MySQL. MySQL</text:span> это система управления реляционными базами данных с открытым исходным кодом (СУРБД) с моделью клиент-сервер <text:span text:style-name="T9">[7, c. 201]</text:span>. </text:p>
      <text:p text:style-name="P50"><text:span text:style-name="T12">Открытый исходный код позволяет свободно использовать и изменять его. Открытый исходный код позволяет настроить СУРБД для наилучшего соответствовия потребностям. </text:span><text:span text:style-name="T14">MySQL </text:span><text:span text:style-name="T20">ограничена лицензией <text:s/></text:span><text:span text:style-name="T14">GPL (GPU Public License).</text:span><text:span text:style-name="T20"> </text:span><text:span text:style-name="T12"><text:s/></text:span><text:span text:style-name="T20">Она опредлеляет возможные изменения</text:span><text:span text:style-name="T12"> в зависимости от условий. Также существует коммерческая лицензированная версия <text:s/></text:span><text:span text:style-name="T14">MySQL, </text:span><text:span text:style-name="T20">в рамках которой предоставляется</text:span><text:span text:style-name="T12"> расширенная поддержка.</text:span></text:p>
      <text:p text:style-name="P42"><text:span text:style-name="T9">MySQL <text:s/></text:span><text:span text:style-name="T1">использует клент-сервернуб модель. </text:span>Компьютеры, которые устанавливают и запускают программное обеспечение СУРБД, называются клиентами. Когда им нужно получить доступ к данным, они подключаются к серверу СУРБД. </text:p>
      <text:p text:style-name="P50"><text:span text:style-name="T14">MySQL</text:span><text:span text:style-name="T12"> является одним из многих вариантов программного обеспечения СУРБД. </text:span><text:span text:style-name="T20">Однако эта СУРБД использовутся наиболее широко.</text:span><text:span text:style-name="T12"> Среди крупных крупных веб-приложений использующих</text:span><text:span text:style-name="T14">MySQL</text:span><text:span text:style-name="T12"> для хранения данных можно выделить </text:span><text:span text:style-name="T14">Facebook</text:span><text:span text:style-name="T12">, </text:span><text:span text:style-name="T14">Twitter</text:span><text:span text:style-name="T12">, </text:span><text:span text:style-name="T14">YouTube</text:span><text:span text:style-name="T12">, </text:span><text:span text:style-name="T14">Google</text:span><text:span text:style-name="T12"> и </text:span><text:span text:style-name="T14">Yahoo</text:span><text:span text:style-name="T12">!. Хотя изначально </text:span><text:span text:style-name="T14">MySQL</text:span><text:span text:style-name="T12"> создавалась для ограниченного использования, теперь она совместима со многими важными вычислительными </text:span><text:soft-page-break/><text:span text:style-name="T12">платформами, такими как </text:span><text:span text:style-name="T14">Linux</text:span><text:span text:style-name="T12">, </text:span><text:span text:style-name="T14">macOS</text:span><text:span text:style-name="T12">, </text:span><text:span text:style-name="T14">Microsoft</text:span><text:span text:style-name="T12"> </text:span><text:span text:style-name="T14">Windows</text:span><text:span text:style-name="T12"> и </text:span><text:span text:style-name="T14">Ubuntu [7, c. 258]</text:span><text:span text:style-name="T12">.</text:span></text:p>
      <text:p text:style-name="P50"><text:span text:style-name="T20">Понятия </text:span><text:span text:style-name="T14">MySQL</text:span><text:span text:style-name="T12"> и </text:span><text:span text:style-name="T14">SQL</text:span><text:span text:style-name="T12"> не совпадают. Помните, что </text:span><text:span text:style-name="T14">MySQL</text:span><text:span text:style-name="T12"> является одной из самых популярных торговых марок программного обеспечения СУРБД, которая реализует модель </text:span><text:span text:style-name="T12">клиент-сервер. Для взаимодействия в среде СУРБД клиент и сервер <text:s/>используют специфичный для домена язык — язык структурированных запросов (</text:span><text:span text:style-name="T14">SQL</text:span><text:span text:style-name="T12">). Программное обеспечение СУРБД часто пишется на других языках программирования, но всегда использует </text:span><text:span text:style-name="T14">SQL</text:span><text:span text:style-name="T12"> в качестве основного языка для взаимодействия с базой данных. Сам </text:span><text:span text:style-name="T14">MySQL</text:span><text:span text:style-name="T12"> написан на </text:span><text:span text:style-name="T14">C</text:span><text:span text:style-name="T12"> и </text:span><text:span text:style-name="T14">C</text:span><text:span text:style-name="T12"> ++. </text:span></text:p>
      <text:p text:style-name="P50"><text:span text:style-name="T14">SQL </text:span><text:span text:style-name="T20">был разработан и</text:span><text:span text:style-name="T12">нженер Тедом Коддом в начале 1970-х годов на основе реляционной модели </text:span><text:span text:style-name="T14">IBM</text:span><text:span text:style-name="T12">. Он стал более широко использоваться в 1974 году и быстро заменил аналогичные, тогда устаревшие языки, </text:span><text:span text:style-name="T14">ISAM</text:span><text:span text:style-name="T12"> и </text:span><text:span text:style-name="T14">VISAM</text:span><text:span text:style-name="T12">. С помощю </text:span><text:span text:style-name="T14">SQL </text:span><text:span text:style-name="T20">клиентское приложения обращается к серверу баз данных. О</text:span><text:span text:style-name="T12">ператоры </text:span><text:span text:style-name="T14">SQL</text:span><text:span text:style-name="T12"> могут указать серверу выполнить определённые операции:</text:span></text:p>
      <text:p text:style-name="P42">Запрос данных: запрос конкретной информации из существующей базы данных.</text:p>
      <text:p text:style-name="P42">Обработка данных: добавление, удаление, изменение, сортировка и другие операции для изменения данных, значений или визуальных элементов.</text:p>
      <text:p text:style-name="P42">Идентификация данных: определение типов данных, например, изменение числовых данных в целые числа. Это также включает определение схемы или взаимосвязи каждой таблицы в базе данных.</text:p>
      <text:p text:style-name="P42">Контроль доступа к данным: обеспечение методов безопасности для защиты данных, в том числе принятие решения о том, кто может просматривать или использовать любую информацию, хранящуюся в базе данных <text:span text:style-name="T9">[c. 114]</text:span>.</text:p>
      <text:p text:style-name="P50"><text:span text:style-name="T12">Одно или несколько устройств (клиентов) подключаются к серверу через определённую сеть. Каждый клиент может сделать запрос из графического интерфейса пользователя (</text:span><text:span text:style-name="T14">GUI</text:span><text:span text:style-name="T12">) на своих экранах, и сервер выдаст желаемый результат, если оба конца понимают инструкцию. Не вдаваясь в технические аспекты, основные процессы, происходящие в среде </text:span><text:span text:style-name="T14">MySQL</text:span><text:span text:style-name="T12">, одинаковы:</text:span></text:p>
      <text:p text:style-name="P50"><text:span text:style-name="T14">MySQL</text:span><text:span text:style-name="T12"> создаёт базу данных для хранения и управления данными, определяющими отношения каждой таблицы.</text:span></text:p>
      <text:p text:style-name="P50"><text:span text:style-name="T12">Клиенты могут делать запросы, вводя определённые команды </text:span><text:span text:style-name="T14">SQL</text:span><text:span text:style-name="T12"> в </text:span><text:span text:style-name="T14">MySQL</text:span><text:span text:style-name="T12">.</text:span></text:p>
      <text:p text:style-name="P42">Приложение сервера ответит запрошенной информацией и она появится на стороне клиента.</text:p>
      <text:p text:style-name="P50"><text:span text:style-name="T12"><text:s/>Клиенты обычно указывают, какой </text:span><text:span text:style-name="T14">MySQL</text:span><text:span text:style-name="T12"> </text:span><text:span text:style-name="T14">GUI</text:span><text:span text:style-name="T12"> использовать. Чем легче и удобнее графический пользовательский интерфейс, тем быстрее и проще будут выполняться </text:span><text:soft-page-break/><text:span text:style-name="T12">операции по управлению данными. Некоторыми из самых популярных графических интерфейсов </text:span><text:span text:style-name="T14">MySQL</text:span><text:span text:style-name="T12"> являются </text:span><text:span text:style-name="T14">MySQL</text:span><text:span text:style-name="T12"> </text:span><text:span text:style-name="T14">WorkBench</text:span><text:span text:style-name="T12">, </text:span><text:span text:style-name="T14">SequelPro</text:span><text:span text:style-name="T12">, </text:span><text:span text:style-name="T14">DBVisualizer</text:span><text:span text:style-name="T12"> и </text:span><text:span text:style-name="T14">Navicat</text:span><text:span text:style-name="T12"> </text:span><text:span text:style-name="T14">DB</text:span><text:span text:style-name="T12"> </text:span><text:span text:style-name="T14">Admin</text:span><text:span text:style-name="T12"> </text:span><text:span text:style-name="T14">Tool</text:span><text:span text:style-name="T12">. Некоторые из них бесплатны, некоторые коммерческие, некоторые работают исключительно для </text:span><text:span text:style-name="T14">macOS</text:span><text:span text:style-name="T12">, а некоторые совместимы с основными операционными </text:span><text:span text:style-name="T12">системами. Клиенты должны выбирать графический интерфейс в зависимости от своих потребностей. Для управления базами данных, в том числе на сайте </text:span><text:span text:style-name="T14">WordPress</text:span><text:span text:style-name="T12">, наиболее очевидным подходом является </text:span><text:span text:style-name="T14">phpMyAdmin</text:span><text:span text:style-name="T12">.</text:span></text:p>
      <text:p text:style-name="P50"><text:span text:style-name="T14">MySQL</text:span><text:span text:style-name="T12"> не единственная СУРБД на рынке, но она является одной из самых популярных и уступает только </text:span><text:span text:style-name="T14">Oracle</text:span><text:span text:style-name="T12"> </text:span><text:span text:style-name="T14">Database</text:span><text:span text:style-name="T12">, когда оценивается с использованием таких важных параметров, как количество упоминаний в результатах поиска, профессиональных профилей в </text:span><text:span text:style-name="T14">LinkedIn</text:span><text:span text:style-name="T12"> и частоты технических дискуссий на интернет-форумах. Тот факт, что многие крупные технологические гиганты полагаются на него, ещё больше укрепляет заслуженную позицию. Это объясняется следующими причинами:</text:span></text:p>
      <text:p text:style-name="P42">Гибкость и простота в использовании Вы можете изменить исходный код, чтобы он соответствовал вашим собственным ожиданиям, и вам не нужно ничего платить за этот уровень свободы, включая варианты обновления до расширенной коммерческой версии. Процесс установки относительно прост и не должен занимать более 30 минут.</text:p>
      <text:p text:style-name="P50"><text:span text:style-name="T12">Высокая производительность. Широкий спектр кластерных серверов поддерживает </text:span><text:span text:style-name="T14">MySQL</text:span><text:span text:style-name="T12">. Независимо от того, храните ли вы большие объёмы данных электронной коммерции или выполняете тяжелую бизнес-аналитику, </text:span><text:span text:style-name="T14">MySQL</text:span><text:span text:style-name="T12"> может помочь с оптимальной скоростью.</text:span></text:p>
      <text:p text:style-name="P50"><text:span text:style-name="T12">Промышленный стандарт. Отрасли используют </text:span><text:span text:style-name="T14">MySQL</text:span><text:span text:style-name="T12"> в течение многих лет, а это означает, что для опытных разработчиков имеются многочисленные ресурсы. Пользователи </text:span><text:span text:style-name="T14">MySQL</text:span><text:span text:style-name="T12"> могут рассчитывать на быструю разработку программного обеспечения, а эксперты-фрилансеры, желающие работать в меньшей степени, будут нуждаться в них.</text:span><text:span text:style-name="T14">[15, c. 40]</text:span></text:p>
      <text:p text:style-name="P46">Безопасность. Безопасность <text:s/>данных является главной задачей при выборе правильного программного обеспечения СУРБД. С помощью системы доступа и управления учётными записями MySQL устанавливает высокий уровень безопасности. Доступна проверка на основе хоста и шифрование пароля [10, c. 156].</text:p>
      <text:h text:style-name="P91" text:outline-level="1"><text:span text:style-name="T1">1</text:span>.<text:span text:style-name="T1">4</text:span> Язык программирования PHP </text:h>
      <text:p text:style-name="P30"/>
      <text:p text:style-name="P44">PHP (рекурсивный акроним словосочетания PHP: Hypertext Preprocessor) - это распространённый язык программирования общего назначения с открытым исходным кодом. PHP специально сконструирован для веб-разработок и его код может внедряться непосредственно в HTML.</text:p>
      <text:p text:style-name="P44">Вместо рутинного вывода HTML-кода командами языка (как это происходит, например, в Perl или C), скрипт PHP содержит HTML с встроенным кодом. </text:p>
      <text:p text:style-name="P44">PHP отличается от JavaScript тем, что PHP-скрипты выполняются на сервере и генерируют HTML, который посылается клиенту. При выполнении на сервере скрипта написанного на <text:s/>PHP клиент получает только результат его работы, доступа к содержимому скипта он не имеет. Существует возможность настроить сервер таким образом, чтобы обычные HTML-файлы обрабатывались процессором PHP, так что клиенты даже не смогут узнать, получают ли они обычный HTML-файл или результат выполнения скрипта.</text:p>
      <text:p text:style-name="P44">PHP крайне прост для освоения, но вместе с тем способен удовлетворить запросы профессиональных программистов. </text:p>
      <text:p text:style-name="P44">Главная область применения PHP - написание скриптов, работающих на стороне сервера; таким образом, PHP способен выполнять все то, что выполняет любая другая программа CGI, например, обрабатывать данные форм, генерировать динамические страницы или отсылать и принимать cookies. Но PHP способен выполнять намного больше.</text:p>
      <text:p text:style-name="P44">Существуют три основных области применения PHP.</text:p>
      <text:list xml:id="list1544888369099945415" text:style-name="L2">
        <text:list-item>
          <text:p text:style-name="P61">Создание скриптов для выполнения на стороне сервера. PHP традиционно и наиболее широко используется именно таким образом. Для этого необходимы три вещи. Интерпретатор PHP (в виде программы CGI или серверного модуля), веб-сервер и браузер. Для того чтобы можно было просматривать результаты выполнения PHP-скриптов в браузере, нужен работающий веб-сервер и установленный PHP. Просмотреть вывод PHP-программы можно в браузере, получив PHP-страницу, сгенерированную сервером. </text:p>
        </text:list-item>
        <text:list-item>
          <text:p text:style-name="P61">Создание скриптов для выполнения в командной строке. Существует возможность создать PHP-скрипт, способный запускаться без сервера или браузера. Для этого требуется использоватьпарсер PHP. Такой способ использования PHP идеально подходит для скриптов, которые должны выполняться регулярно, например, с помощью cron (на платформах *nix или Linux) или с помощью планировщика задач (Task Scheduler) на платформах Windows. Эти скрипты также могут быть <text:soft-page-break/>использованы в задачах простой обработки текстов. </text:p>
        </text:list-item>
        <text:list-item>
          <text:p text:style-name="P61">Создание оконных приложений, выполняющихся на стороне клиента. PHP <text:s/>изначально не создавался для использования подобным образом, однако такая возможность существует. Можно использовать PHP-GTK для создания оконныхприложений. Подобным образом можно создавать и кросс-платформенные приложения. PHP-GTK является расширением PHP и не поставляется вместе с основным дистрибутивом PHP. </text:p>
        </text:list-item>
      </text:list>
      <text:p text:style-name="P44">PHP доступен для большинства операционных систем, включая Linux, многие модификации Unix (такие как HP-UX, Solaris и OpenBSD), Microsoft Windows, macOS, RISC OS и многие другие. Также в PHP включена поддержка большинства современных веб-серверов, таких как Apache, IIS и многих других. В принципе, подойдёт любой веб-сервер, способный использовать бинарный файл FastCGI PHP, например, lighttpd или nginx. PHP может работать в качестве модуля или функционировать в качестве процессора CGI.</text:p>
      <text:p text:style-name="P44">Таким образом PHP не зависит от операционной системы и веб-сервера и обеспечивает гибкую интеграцию и кросс-платформенность. Более того, появляется выбор между использованием процедурного или объектно-ориентированного программирования (ООП) или же их сочетания.</text:p>
      <text:p text:style-name="P44">PHP способен генерировать не только HTML. Доступно формирование изображений, файлов PDF и роликов Flash (с использованием libswf и Ming), создаваемых «на лету». PHP также способен генерировать любые текстовые данные, такие, как XHTML и другие XML-файлы. PHP может осуществлять автоматическую генерацию таких файлов и сохранять их в файловой системе вашего сервера вместо того, чтобы отдавать клиенту, организуя, таким образом, серверный кеш для вашего динамического контента.</text:p>
      <text:p text:style-name="P44">Одним из значительных преимуществ PHP является поддержка широкого круга баз данных. Создать скрипт, использующий базы данных, - невероятно просто. Можно воспользоваться расширением, специфичным для отдельной базы данных (таким как mysql) или использовать уровень абстракции от базы данных, такой как PDO, или подсоединиться к любой базе данных, поддерживающей Открытый Стандарт Соединения Баз Данных (ODBC), с помощью одноимённого расширения ODBC. Для других баз данных, таких как CouchDB, можно воспользоваться cURL или сокетами.</text:p>
      <text:p text:style-name="P44">PHP также поддерживает взаимодействие с другими сервисами через такие протоколы, как LDAP, IMAP, SNMP, NNTP, POP3, HTTP, COM (на платформах Windows) и многих других. Кроме того, существует возможность работать с сетевыми сокетами напрямую. PHP поддерживает стандарт обмена сложными структурами данных WDDX практически между всеми языками веб-программирования. Обращая внимание на <text:soft-page-break/>взаимодействие между различными языками, следует упомянуть о поддержке объектов Java и возможности их использования в качестве объектов PHP.</text:p>
      <text:p text:style-name="P44">PHP имеет много возможностей по обработке текста, включая регулярные выражения Perl (PCRE) и много других расширений и инструментов для обработки и доступа к XML-документам. В PHP обработка XML-документов стандартизирована и происходит на базе мощной библиотеки libxml2, расширив возможности обработки XML добавлением новых расширений SimpleXML, XMLReader и XMLWriter.</text:p>
      <text:p text:style-name="P44">При создании больших скриптов на основе PHP оправданным представляется использование объектно-ориентированного стиля програмированния. Это обеспечивает модульность программы, возможность расширять и изменять её функционал сохраняя работоспособность основного костяка системы. </text:p>
      <text:p text:style-name="P49"><text:span text:style-name="T23">При разработке програмного обеспечения в объектно-ориентированном широкое распространение получили паттерны програмированния </text:span>— <text:s/>повторяемые архитектурные конструкции, представляющая собой решение проблемы проектирования в рамках некоторого часто возникающего контекста.</text:p>
      <text:p text:style-name="P49">Как правило, паттерны не являются готовыми образцами для преобразования в код. По сути — это пример решения поставленной задачи, на который можно опираться в сходной ситуации. Объектно-ориентированные шаблоны показывают отношения и взаимодействия между классами или объектами, без определения того, какие конечные классы или объекты приложения будут использоваться.</text:p>
      <text:p text:style-name="P49">Высшим случаем паттернов являются архитектурные шаблоны, охватывающие функционирование всей системы в целом. К ним можно отнести: </text:p>
      <text:list xml:id="list8802162881269860417" text:style-name="L3">
        <text:list-item>
          <text:p text:style-name="P70">Многоуровневый шаблон. Он используется для структурирования программ, которые можно разложить на группы неких подзадач, находящихся на определенных уровнях абстракции. Каждый слой предоставляет службы для следующего, более высокого слоя. </text:p>
        </text:list-item>
        <text:list-item>
          <text:p text:style-name="P70">Клиент-серверный шаблон. Предпологает наличие подпрограммы-сервера предоставляющей некие услуги и большого колличества подпрограмм-клиентов, запрашивающих данные услуги.</text:p>
        </text:list-item>
        <text:list-item>
          <text:p text:style-name="P70">Ведущий-ведомый. В этом шаблоне также задействованы два участника — ведущий и ведомые. Ведущий компонент распределяет задачи среди идентичных ведомых компонентов и вычисляет итоговый результат на основании результатов, полученных от своих «подчиненных». </text:p>
        </text:list-item>
        <text:list-item>
          <text:p text:style-name="P70">Каналы и фильтры. Шаблон используется для последовательной обработки данных <text:soft-page-break/>цепочкой подпрограмм.</text:p>
        </text:list-item>
        <text:list-item>
          <text:p text:style-name="P70">Шаблон посредника. В этом случае используется большое количество подпрограмм запрашивающих услуги друг удруга. Их работа координируется подпрограммой-посредником.</text:p>
        </text:list-item>
        <text:list-item>
          <text:p text:style-name="P70">Одноранговый шаблон. Большое количество подпрограмм непосредственно взаимодействующих друг с другом.</text:p>
        </text:list-item>
        <text:list-item>
          <text:p text:style-name="P70">Шина событий. Этот шаблон, в основном, взаимодействует с событиями и состоит из 4 главных компонентов: источник события, прослушиватель события, канал и шина событий. Источники размещают сообщения для определенных каналов на шине событий. Прослушиватели подписываются на определенные каналы. Прослушиватели получают уведомления о появлении сообщений, размещенных на каналах из их подписки. </text:p>
        </text:list-item>
        <text:list-item>
          <text:p text:style-name="P70">Модель-представление-контроллер. <text:bookmark text:name="cb36"/>Этот шаблон также известен как MVC-шаблон. Он разделяет интерактивные прикладные программы на 3 части:</text:p>
          <text:list>
            <text:list-item>
              <text:p text:style-name="P70">модель — содержит ключевые данные и функционал;</text:p>
            </text:list-item>
            <text:list-item>
              <text:p text:style-name="P70">представление — показывает информацию пользователю (можно задавать более одного представления);</text:p>
            </text:list-item>
            <text:list-item>
              <text:p text:style-name="P70">контроллер — занимается обработкой данных от пользователя.</text:p>
            </text:list-item>
          </text:list>
          <text:p text:style-name="P70"><text:bookmark text:name="58a7"/>Это делается с целью разграничения внутреннего представления информации от способов ее представления и принятия от пользователя. Данная схема изолирует компоненты и позволяет эффективно реализовать повторное использование кода. Даный шаблон является основным в веб программировании.</text:p>
        </text:list-item>
      </text:list>
      <text:p text:style-name="P44">Исходя из специфики создаваемой информационной системы (работа в сети интернет, взаимодействие в базой данных, большое количество пользоователей и генерируемых для них страниц) логичным представляется использование при <text:s/>программировании <text:span text:style-name="T9">PHP </text:span><text:span text:style-name="T1">части последнего паттерна. Рассмотрим его подробнее.</text:span></text:p>
      <text:p text:style-name="P50">Модель-Представление-Контроллер <text:s/>— схема разделения данных приложения, пользовательского интерфейса и управляющей логики на три отдельных компонента: модель, представление и контроллер — таким образом, что модификация каждого компонента может осуществляться независим<text:span text:style-name="T1">ио</text:span>.</text:p>
      <text:list xml:id="list6299848330392085262" text:style-name="L4">
        <text:list-item>
          <text:p text:style-name="P71">Модель (Model) предоставляет данные и реагирует на команды контроллера, изменяя своё состояние.</text:p>
        </text:list-item>
        <text:list-item>
          <text:p text:style-name="P71">Представление (View) отвечает за отображение данных модели пользователю, <text:soft-page-break/>реагируя на изменения модели<text:bookmark text:name="cite_ref-_17df0d092616c13f_1-2"/>[1, <text:span text:style-name="T9">c.12</text:span>].</text:p>
        </text:list-item>
        <text:list-item>
          <text:p text:style-name="P71">Контроллер (Controller) интерпретирует действия пользователя, оповещая модель о необходимости изменений</text:p>
        </text:list-item>
      </text:list>
      <text:p text:style-name="P50">Концепция MVC была описана Трюгве Реенскаугом в 1978 году, работавшем в научно-исследовательском центре «Xerox PARC» над языком программирования «Smalltalk». Позже, Стив Бурбек реализовал шаблон в Smalltalk-80.</text:p>
      <text:p text:style-name="P50">Окончательная версия концепции MVC была опубликована лишь в 1988 году в журнале Technology Object.</text:p>
      <text:p text:style-name="P50">Впоследствии шаблон проектирования стал эволюционировать. Например, была представлена иерархическая версия HMVC; MVA, MVVM.</text:p>
      <text:p text:style-name="P50">Дальнейший виток популярности привнесло развитие фреймворков, ориентированных на быструю развёртку, на языках Python, PHP и Ruby: Django, Laravel и Ruby on Rails соответственно. На момент 2017 года, фреймворки с MVC заняли заметные позиции по отношению к остальным фреймворкам без этого шаблона.</text:p>
      <text:p text:style-name="P50">С развитием объектно-ориентированного программирования и понятия о шаблонах проектирования — был создан ряд модификаций концепции MVC, которые при реализации у разных авторов могут отличаться от оригинальной. Так, например, Эриан Верми в 2004 году описал пример обобщённого MVC.</text:p>
      <text:p text:style-name="P50">В предисловии к диссертации «Naked objects» Ричарда Поусона (Richard Pawson), — Трюгве Реенскауг упоминает свою неопубликованную наиболее раннюю версию MVC, согласно которой:</text:p>
      <text:list xml:id="list2346353543478025016" text:style-name="L5">
        <text:list-item>
          <text:p text:style-name="P72">Модель относилась к «разуму» пользователя;</text:p>
        </text:list-item>
        <text:list-item>
          <text:p text:style-name="P72">Под представлением имелся в виду редактор, позволяющий пользователю просматривать и обновлять информацию;</text:p>
        </text:list-item>
        <text:list-item>
          <text:p text:style-name="P72">Контроллер являлся инструментом для связывания представлений воедино и применялся пользователем для решения его задач.</text:p>
        </text:list-item>
      </text:list>
      <text:p text:style-name="P50">Основная цель применения этой концепции состоит в отделении бизнес-логики (модели) от её визуализации (представления, вида). За счёт такого разделения повышается возможность повторного использования кода. Наиболее полезно применение данной концепции в тех случаях, когда пользователь должен видеть те же самые данные одновременно в различных контекстах и/или с различных точек зрения. В частности, выполняются следующие задачи:</text:p>
      <text:list xml:id="list7416531840820226557" text:style-name="L6">
        <text:list-item>
          <text:p text:style-name="P73">К одной модели можно присоединить несколько видов, при этом не затрагивая <text:soft-page-break/>реализацию модели. Например, некоторые данные могут быть одновременно представлены в виде электронной таблицы, гистограммы и круговой диаграммы;</text:p>
        </text:list-item>
        <text:list-item>
          <text:p text:style-name="P73">Не затрагивая реализацию видов, можно изменить реакции на действия пользователя (нажатие мышью на кнопке, ввод данных) — для этого достаточно использовать другой контроллер;</text:p>
        </text:list-item>
        <text:list-item>
          <text:p text:style-name="P73">Ряд разработчиков специализируется только в одной из областей: либо разрабатывают графический интерфейс, либо разрабатывают бизнес-логику. Поэтому возможно добиться того, что программисты, занимающиеся разработкой бизнес-логики (модели), вообще не будут осведомлены о том, какое представление будет использоваться.</text:p>
        </text:list-item>
      </text:list>
      <text:p text:style-name="P50"><text:bookmark text:name=".D0.9A.D0.BE.D0.BD.D1.86.D0.B5.D0.BF.D1.86.D0.B8.D1.8F"/><text:bookmark text:name="Концепция"/>Концепция MVC позволяет разделить модель, представление и контроллер на три отдельных компонента:</text:p>
      <text:p text:style-name="P50">Модель предоставляет данные и методы работы с ними: запросы в базу данных, проверка на корректность. Модель не зависит от представления (не знает как данные визуализировать) и контроллера (не имеет точек взаимодействия с пользователем), просто предоставляя доступ к данным и управлению ими.</text:p>
      <text:p text:style-name="P50">Модель строится таким образом, чтобы отвечать на запросы, изменяя своё состояние, при этом может быть встроено уведомление «наблюдателей».</text:p>
      <text:p text:style-name="P50">Модель, за счёт независимости от визуального представления, может иметь несколько различных представлений для одной «модели».</text:p>
      <text:p text:style-name="P50">Представление отвечает за получение необходимых данных из модели и отправляет их пользователю. Представление не обрабатывает введённые данные пользователя.</text:p>
      <text:p text:style-name="P50">Контроллер обеспечивает «связь» между пользователем и системой. Контролирует и направляет данные от пользователя к системе и наоборот. Использует модель и представление для реализации необходимого действия.</text:p>
      <text:p text:style-name="P50">Поскольку MVC не имеет строгой реализации, то реализован он может быть по-разному. Нет общепринятого определения, где должна располагаться бизнес-логика. Она может находиться как в контроллере, так и в модели. В последнем случае, модель будет содержать все бизнес-объекты со всеми данными и функциями.</text:p>
      <text:p text:style-name="P50">Некоторые фреймворки жёстко задают где должна располагаться бизнес-логика, другие не имеют таких правил.</text:p>
      <text:p text:style-name="P50">Также не указано, где должна находиться проверка введённых пользователем данных. Простая валидация может встречаться даже в представлении, но чаще они встречаются в контроллере или модели.</text:p>
      <text:p text:style-name="P50"><text:soft-page-break/>Интернационализация и форматирование данных также не имеет четких указаний по расположению.</text:p>
      <text:p text:style-name="P50">Для реализации схемы «Model-View-Controller» используется достаточно большое число шаблонов проектирования (в зависимости от сложности архитектурного решения), основные из которых — «наблюдатель», «стратегия», «компоновщик».</text:p>
      <text:p text:style-name="P50">Наиболее типичная реализация — в которой представление отделено от модели путём установления между ними протокола взаимодействия, использующего «аппарат событий» (обозначение «событиями» определённых ситуаций, возникающих в ходе выполнения программы, — и рассылка уведомлений о них всем тем, кто подписался на получение): при каждом особом изменении внутренних данных в модели (обозначенном как «событие»), она оповещает о нём те зависящие от неё представления, которые подписаны на получение такого оповещения — и представление обновляется. Так используется шаблон «наблюдатель».</text:p>
      <text:h text:style-name="P91" text:outline-level="1"><text:span text:style-name="T1">1.5 </text:span>Вывод</text:h>
      <text:p text:style-name="P50"/>
      <text:p text:style-name="P50">В результате анализа предметной области сделан вывод о необходимости реализации веб-приложения в виде динамического веб-сайта. Проанализированна теоретическа база разработки подобных сайтов. В результате был быбран патерн проектирования Модель-Вид-Контроллер, как наиболее отвечающая условиям работы приложения.</text:p>
      <text:p text:style-name="P50">Исходя из среды использования был сыбран стек языков включающий <text:span text:style-name="T9">PHP, HTML, CSS </text:span><text:span text:style-name="T1">и </text:span><text:span text:style-name="T9">SQL</text:span><text:span text:style-name="T1">. Для поддержки приложения выбрана среда исполнения в <text:s/>виде сервера </text:span><text:span text:style-name="T9">Apach, </text:span><text:span text:style-name="T1">интерпритатора </text:span><text:span text:style-name="T9">PHP </text:span><text:span text:style-name="T1">и СУБД </text:span><text:span text:style-name="T9">MySQL</text:span><text:span text:style-name="T1">.</text:span></text:p>
      <text:h text:style-name="P91" text:outline-level="1"><text:span text:style-name="T27">2 </text:span><text:bookmark-start text:name="_Toc498039491"/><text:span text:style-name="T27">Проектирование и разработка </text:span><text:span text:style-name="T28">веб-</text:span><text:span text:style-name="T27">приложения </text:span><text:span text:style-name="T28">для автоматизации работы</text:span><text:span text:style-name="T27"> </text:span><text:bookmark-end text:name="_Toc498039491"/><text:span text:style-name="T28">“</text:span><text:span text:style-name="T29">Электронная кн</text:span><text:span text:style-name="T28">иги Память Витебская область”</text:span></text:h>
      <text:h text:style-name="Heading_20_1" text:outline-level="1"/>
      <text:h text:style-name="P56" text:outline-level="2">2.1 Общие положения</text:h>
      <text:p text:style-name="P52">Исходя из вышеизложенного была принята следующая концепция веб-приложения.</text:p>
      <text:p text:style-name="P50"><text:span text:style-name="T25">Для хранения массива обновляемой информации служит база данных, управление которой реализуется с помощью СУБД <text:s/></text:span><text:span text:style-name="T1">MySQL. При этом, для возможности использования непосредственно самих данных Электронной книги память Витебской области вне веб-приложения, создаются две базы данных. Первая содержит данные относящиеся к Книге память, вторая обеспечивает работу непосредственно веб-приложения.</text:span></text:p>
      <text:p text:style-name="P50"><text:span text:style-name="T1">В качестве архитектурного паттерна принимается шаблон Модель-Вид-Контроллер. Логика работы приложения реализуется с помощью языка программирования общего назначения </text:span><text:span text:style-name="T9">PHP. </text:span><text:span text:style-name="T1">Используется объектно-ориентированноый стиль программирования. Для генерации каждой страницы будет создаваться объект контроллера и вида, при необходимости оюбращения к базе данных будет генерироваться модель. База данных будет абстрагироваться от модели путем добавления дополнительного слоя-обертки. Это обеспечит, при необходимости, смену СУБД, без переписывания всех моделей.</text:span></text:p>
      <text:p text:style-name="P53">С целью защиты данных от несанкционированной модификации организуется система авторизации и аутентификации. Будут введены две категории администраторов. Администраторы районов получают доступ к редактированию записей относящихся к их районам. Суперадминистратор имеет доступ ко всем замисям и может модифицировать приложение в целом. Однако, при этом отсутствует возможность полного удаления записи. Её модно сделать лишь невидимой для обычного пользователя. Окончательное удаление возможно только из СУБД.</text:p>
      <text:p text:style-name="P53">Веб приложение будет реализовывать следующие возможности. Для неавторизованного пользователя — поиск погибшего, поиск захоронения и предложение добавить погибшего. Для администратора района — устверждение добавления относящегося к его району погибшего и добавление и редактирование погибших и воинских захоронений, относящихся к его району. <text:s/>Суперадминистратор получает возможности аналогичные администраторам районов, но в пределах всей области. Кроме того, он окончательно утверждает добавление и делает запись видимой или невидимой для неавторизованных пользователей.</text:p>
      <text:p text:style-name="P50"><text:span text:style-name="T1">Так как веб-приложение создается на базе музея, оно дополнительно обеспечивает функционал, необходимый музею, т. е. создаются динамические страницы соодержащие </text:span><text:soft-page-break/><text:span text:style-name="T1">перечень услуг, афишу, контактные данные и общие сведения о музее.</text:span></text:p>
      <text:h text:style-name="P55" text:outline-level="2"><text:span text:style-name="T23">2.2 </text:span><text:bookmark-start text:name="_Toc498039492"/><text:span text:style-name="T23">Создание структуры базы данных MySQL </text:span><text:bookmark-end text:name="_Toc498039492"/><text:span text:style-name="T23">для обеспечения работы “Электронной книги Память Витебская область”</text:span></text:h>
      <text:p text:style-name="P7"/>
      <text:p text:style-name="P7">Процесс разработки (проектирования) базы данных включает два этапа:</text:p>
      <text:list xml:id="list3880714831142720032" text:style-name="WWNum15">
        <text:list-item>
          <text:p text:style-name="P78">разработку логической организации базы данных и</text:p>
        </text:list-item>
        <text:list-item>
          <text:p text:style-name="P78">создание ее на носителе.</text:p>
        </text:list-item>
      </text:list>
      <text:p text:style-name="P8">Логическая организация базы данных – это предоставление пользователя о предметной области, информация о которой должна храниться в базе данных.</text:p>
      <text:p text:style-name="P8">Под физической организацией базы данных понимается совокупность средств и методов размещения данных во внешней памяти и на их основе внутренняя модель данных. Внутренняя модель является средством отображения логической модели данных, показывает, каким образом записи размещаются в базе данных, как они упорядочиваются, как организуются связи, каким путем можно осуществить выборку и так далее.</text:p>
      <text:p text:style-name="P6"><text:span text:style-name="T18">Проектирование базы данных начиналось с</text:span><text:span text:style-name="T22"> </text:span><text:span text:style-name="T18">создания всех нужных таблиц в базе, всех полей, входящих в каждую таблицу, взаимодействия таблиц между собой с помощью специальных отношений (один ко многим, многие ко многим) и создание в соответствии с этими параметрами первичных и вторичных ключей.</text:span></text:p>
      <text:p text:style-name="P37">В результате анализа предметной области были выделены ключевые сущности, которыми оперирует информационная система. К ним относятся человек, захоронение, документ, район.</text:p>
      <text:p text:style-name="P40"><text:span text:style-name="T18">Сущность “</text:span><text:span text:style-name="T17">Человек</text:span><text:span text:style-name="T18">”</text:span><text:span text:style-name="T17"> </text:span><text:span text:style-name="T18">характеризует основной элемент системы, т.е. непосредственно человека, погибшего в годы Великой Отечественной войны, информаци о котором хранится в системе. С помощю нанализа структуры архивных материалов и литературных источников были определены основные атрибуты данной сущности:</text:span></text:p>
      <text:list xml:id="list2658557135666931132" text:style-name="WWNum16">
        <text:list-item>
          <text:p text:style-name="P80">Фамилия</text:p>
        </text:list-item>
        <text:list-item>
          <text:p text:style-name="P80">Имя</text:p>
        </text:list-item>
        <text:list-item>
          <text:p text:style-name="P80">Отчество</text:p>
        </text:list-item>
        <text:list-item>
          <text:p text:style-name="P80">Год рождения</text:p>
        </text:list-item>
        <text:list-item>
          <text:p text:style-name="P80">Дата гибели</text:p>
        </text:list-item>
        <text:list-item>
          <text:p text:style-name="P80">Воинское звание</text:p>
        </text:list-item>
        <text:list-item>
          <text:p text:style-name="P80">Номер текущего захоронения</text:p>
        </text:list-item>
        <text:list-item>
          <text:p text:style-name="P80"><text:soft-page-break/>Место первоначального захоронения</text:p>
        </text:list-item>
        <text:list-item>
          <text:p text:style-name="P80">Место рождения</text:p>
        </text:list-item>
        <text:list-item>
          <text:p text:style-name="P80">Место призыва</text:p>
        </text:list-item>
        <text:list-item>
          <text:p text:style-name="P80">Источник информаци о человеке</text:p>
        </text:list-item>
        <text:list-item>
          <text:p text:style-name="P80">Ответственный составитель</text:p>
        </text:list-item>
        <text:list-item>
          <text:p text:style-name="P80">Предложение районному исполнительноу комитету</text:p>
        </text:list-item>
      </text:list>
      <text:p text:style-name="P40"><text:span text:style-name="T18">Для обеспечения работы базы данных был дополнительно введен атрибут </text:span><text:span text:style-name="T15">ID</text:span><text:span text:style-name="T18">.</text:span></text:p>
      <text:p text:style-name="P40"><text:span text:style-name="T18">Сущность “</text:span><text:span text:style-name="T17">Захоронен</text:span><text:span text:style-name="T18">и</text:span><text:span text:style-name="T17">е</text:span><text:span text:style-name="T18">” характеризует место чекущего захоронения человека. Её атрибутами являютсмя:</text:span></text:p>
      <text:list xml:id="list4782028152321372588" text:style-name="WWNum17">
        <text:list-item>
          <text:p text:style-name="P81">Номер захоронения</text:p>
        </text:list-item>
        <text:list-item>
          <text:p text:style-name="P81">Код района захоронения</text:p>
        </text:list-item>
        <text:list-item>
          <text:p text:style-name="P83">Место захоронения</text:p>
        </text:list-item>
        <text:list-item>
          <text:p text:style-name="P83">Число изветсных, числящихся в захоронении</text:p>
        </text:list-item>
        <text:list-item>
          <text:p text:style-name="P83">Число неизветсных, числящихся в захоронении</text:p>
        </text:list-item>
      </text:list>
      <text:p text:style-name="P40"><text:span text:style-name="T18">Сущность “</text:span><text:span text:style-name="T17">Район</text:span><text:span text:style-name="T18">” позволяет объединить информацию о сущностьях захоронение относящихся к данному району и автоматически рассчитать актуальное количество захороненных на территории района. Атрибуты сущности:</text:span></text:p>
      <text:list xml:id="list36350166" text:continue-numbering="true" text:style-name="WWNum17">
        <text:list-item>
          <text:p text:style-name="P81">Номер района</text:p>
        </text:list-item>
        <text:list-item>
          <text:p text:style-name="P81">Название района</text:p>
        </text:list-item>
        <text:list-item>
          <text:p text:style-name="P83">Число изветсных, числящихся по документам</text:p>
        </text:list-item>
        <text:list-item>
          <text:p text:style-name="P83">Число неизветсных, числящихся по документам</text:p>
        </text:list-item>
        <text:list-item>
          <text:p text:style-name="P83">Число изветсных, числящихся в системе</text:p>
        </text:list-item>
        <text:list-item>
          <text:p text:style-name="P83">Число неизветсных, числящихся в системе</text:p>
        </text:list-item>
      </text:list>
      <text:p text:style-name="P40"><text:span text:style-name="T18"><text:s/>Сущность “Документ” характеризует документ, из которого получена информация о сущности “</text:span><text:span text:style-name="T17">Человек</text:span><text:span text:style-name="T18">”. Атрибуты сущности</text:span><text:span text:style-name="T15">:</text:span></text:p>
      <text:list xml:id="list8361108333144112264" text:style-name="WWNum18">
        <text:list-item>
          <text:p text:style-name="P86"><text:span text:style-name="T17">Номер донесен</text:span><text:span text:style-name="T18">ия</text:span></text:p>
        </text:list-item>
        <text:list-item>
          <text:p text:style-name="P84"><text:soft-page-break/>Тип донесения</text:p>
        </text:list-item>
        <text:list-item>
          <text:p text:style-name="P84">Название донесения</text:p>
        </text:list-item>
        <text:list-item>
          <text:p text:style-name="P84">Дата донесения</text:p>
        </text:list-item>
        <text:list-item>
          <text:p text:style-name="P84">Фонд ЦАМО</text:p>
        </text:list-item>
        <text:list-item>
          <text:p text:style-name="P84">Опись ЦАМО</text:p>
        </text:list-item>
        <text:list-item>
          <text:p text:style-name="P84">Дело ЦАМО</text:p>
        </text:list-item>
      </text:list>
      <text:p text:style-name="P40"><text:span text:style-name="T18">Для обеспечения нормализации базы данных связь многоие ко многим между сущностями Человек и Документ бвла разбита с помощью слабой сущности Человек_Документ. Её атрибутами явлются номер донесения и </text:span><text:bookmark text:name="_GoBack"/><text:span text:style-name="T15">ID</text:span><text:span text:style-name="T18"> человека. </text:span></text:p>
      <text:p text:style-name="P37">Информация о сущностях хранится в таблицах:</text:p>
      <text:list xml:id="list2745168327323234364" text:style-name="WWNum19">
        <text:list-item>
          <text:p text:style-name="P82">Человек</text:p>
        </text:list-item>
        <text:list-item>
          <text:p text:style-name="P87"><text:span text:style-name="T17">Захоронен</text:span><text:span text:style-name="T18">ие</text:span></text:p>
        </text:list-item>
        <text:list-item>
          <text:p text:style-name="P85">Район</text:p>
        </text:list-item>
        <text:list-item>
          <text:p text:style-name="P85">Документ</text:p>
        </text:list-item>
        <text:list-item>
          <text:p text:style-name="P85">Человек_Документ</text:p>
        </text:list-item>
      </text:list>
      <text:h text:style-name="P55" text:outline-level="2"><text:span text:style-name="T26">2.3 </text:span><text:bookmark-start text:name="_Toc4980394921"/><text:span text:style-name="T23">Создание структуры базы данных MySQL </text:span><text:bookmark-end text:name="_Toc4980394921"/><text:span text:style-name="T23">для обеспечения работы веб приложения</text:span></text:h>
      <text:p text:style-name="P8"/>
      <text:p text:style-name="P6"><text:span text:style-name="T18">Проектирование базы данных начиналось с</text:span><text:span text:style-name="T22"> </text:span><text:span text:style-name="T18">создания всех нужных таблиц в базе, всех полей, входящих в каждую таблицу, взаимодействия таблиц между собой с помощью специальных отношений (один ко многим, многие ко многим) и создание в соответствии с этими параметрами первичных и вторичных ключей.</text:span></text:p>
      <text:p text:style-name="P14"><text:span text:style-name="T18"><text:tab/>В результате анализа задач решаемых веб-приложением помимо обеспечения работы Электронной книги папять, были выявлены следующие ключевые сущности: </text:span><text:span text:style-name="T21">пользователь, событие услуга.</text:span></text:p>
      <text:p text:style-name="P37">Сущность “<text:span text:style-name="T1">Пользователь</text:span>”<text:span text:style-name="T4"> </text:span><text:span text:style-name="T1">необходима для организации условного доступа к функционалу веб-приложения. Она имеет следующие атрибуты:</text:span></text:p>
      <text:list xml:id="list618709268673218823" text:style-name="L7">
        <text:list-item>
          <text:p text:style-name="P64">ID</text:p>
        </text:list-item>
        <text:list-item>
          <text:p text:style-name="P66">Логин</text:p>
        </text:list-item>
        <text:list-item>
          <text:p text:style-name="P66">Пароль</text:p>
        </text:list-item>
        <text:list-item>
          <text:p text:style-name="P66">Контрольное число</text:p>
        </text:list-item>
      </text:list>
      <text:p text:style-name="P27"><text:tab/>Атрибуты «Логин» и «Пароль» служат соответственно для идентификации и аутентификации пользователья. Однако эти атрибутты должны как можно меньше использоваться с целью недопущения их перехвата злоумышленниками. Для их подмены применяются атрибуты <text:span text:style-name="T9">ID </text:span>и контрольное число соответственно.</text:p>
      <text:p text:style-name="P37">Сущность “<text:span text:style-name="T1">Услуга</text:span>” используется для хранения информации об услугах, оказываемых музеем<text:span text:style-name="T1">. Она имеет следующие атрибуты:</text:span></text:p>
      <text:list xml:id="list36358013" text:continue-numbering="true" text:style-name="L7">
        <text:list-item>
          <text:p text:style-name="P64">ID</text:p>
        </text:list-item>
        <text:list-item>
          <text:p text:style-name="P66">Иллюстрация</text:p>
        </text:list-item>
        <text:list-item>
          <text:p text:style-name="P66">Описание</text:p>
        </text:list-item>
        <text:list-item>
          <text:p text:style-name="P66">Стоимость</text:p>
        </text:list-item>
      </text:list>
      <text:p text:style-name="P38"><text:tab/>Атрибут <text:span text:style-name="T9">«ID» </text:span>служит для идентификации ссущности в системе. Атрибут «Иллюстрация» предназначен для визуальной демонстрации услуги посетителю. Соответсвенно атрибуты «Описание» и «Стоимость» служат для хранения текстового описания услуги и информации об её стоимости.</text:p>
      <text:p text:style-name="P38"><text:s/>Сущность “Событие” используется для хранения информации о прошедших и планируемых мероприятиях в музеем. Она имеет следующие атрибуты:</text:p>
      <text:list xml:id="list36327861" text:continue-numbering="true" text:style-name="L7">
        <text:list-item>
          <text:p text:style-name="P64">ID</text:p>
        </text:list-item>
        <text:list-item>
          <text:p text:style-name="P66"><text:soft-page-break/>Год</text:p>
        </text:list-item>
        <text:list-item>
          <text:p text:style-name="P66">Месяц</text:p>
        </text:list-item>
        <text:list-item>
          <text:p text:style-name="P66">День</text:p>
        </text:list-item>
        <text:list-item>
          <text:p text:style-name="P66">Иллюстрация</text:p>
        </text:list-item>
        <text:list-item>
          <text:p text:style-name="P66">Описание</text:p>
        </text:list-item>
      </text:list>
      <text:p text:style-name="P38">Атрибут <text:span text:style-name="T9">«ID» </text:span>служит для идентификации данной ссущности. Аттрибулы «<text:span text:style-name="T9">Год»,</text:span> «Месяц», «День» хранят информацию о дате мероприятия. Атрибут «Иллюстрация» предназначен для создания визуального образа. Атрибут «Описание» служит для хранения текстового описания события.</text:p>
      <text:p text:style-name="P38">Для хранения информации о выявленых вущностях используются соответствующие таблицы. Между собой данные сущности не связаны, следовательно для их хранения необязательно использовать реляционную СУБД. Однако, исходя из соображений инификации принято решение хранить <text:s/>их в СУБД <text:span text:style-name="T9">MySQL. </text:span>Это упрощает логику работы веб-приложения, т. к. отпадает необходимость в написании отденых классов для работы с данными сущностями.</text:p>
      <text:h text:style-name="P54" text:outline-level="2"><text:span text:style-name="T1">2.4 </text:span>Разработка веб-интерфейса</text:h>
      <text:p text:style-name="P50"/>
      <text:p text:style-name="P50">Как уже было сказанно выше, в основу интерфейса положен принцип модель-представление-контроллер. </text:p>
      <text:p text:style-name="P50">Веб-приложение представляет собой сайт состоящий из 13 страниц. Для навигации используется система гиперссылок, оформленная в виде меню. Данные <text:span text:style-name="T1">страниц </text:span>хранятся на <text:s/>сервере <text:span text:style-name="T9">Apache </text:span><text:span text:style-name="T1">в виде набора </text:span><text:span text:style-name="T9">PHP </text:span><text:span text:style-name="T1">скриптов и в СУБД </text:span><text:span text:style-name="T9">MySQL </text:span><text:span text:style-name="T1">в виде двух баз данных.</text:span><text:span text:style-name="T9"> </text:span><text:span text:style-name="T1">Генерация страниц осуществляется при обращении пользователя </text:span><text:span text:style-name="T9">PHP </text:span><text:span text:style-name="T1">интерпритатором. Сгенерированная страница с помощью веб-сервера передается пользователю. </text:span>Рассмотрим обработку типичного <text:span text:style-name="T9">URL-</text:span><text:span text:style-name="T1">запроса.</text:span></text:p>
      <text:p text:style-name="P50">При обращении к сайту обрабатывается файл <text:span text:style-name="T9">index.php. </text:span><text:span text:style-name="T1">Его работа сводится к подключению файла bootstrap.php. Данный файл инициализирует веб приложение путем подключения файлов model.php, view.php, controller.php и route.php содержащие соответсвующие классы. При этом создаваться объект класса </text:span><text:span text:style-name="T9">route </text:span><text:span text:style-name="T1">и управление предается ему</text:span><text:span text:style-name="T9">.</text:span><text:span text:style-name="T1"> Классы <text:s/>model и controller служат предками для аналогичных классов запрашиваемой страницы. <text:s/>Класс view служит для создания представлений.</text:span></text:p>
      <text:p text:style-name="P50"><text:span text:style-name="T1">Дальнейшую обработку запроса производит объект класса route с помощью метода start. Он выделяет из </text:span><text:span text:style-name="T9">URL </text:span><text:span text:style-name="T1">адреса название запрашиваемой пользователем страницы и подключает соответствующие </text:span><text:span text:style-name="T9">PHP </text:span><text:span text:style-name="T1">файлы контроллера, представления и, если таковой существует, модели. Затем метод создает обекты типа controller класс которого описан в подкючаемом файле. </text:span></text:p>
      <text:p text:style-name="P50">Ввиду ключевой роли данного файла приведем его листинг.</text:p>
      <text:p text:style-name="P11"><text:span text:style-name="T9">&lt;</text:span><text:span text:style-name="T1">?php</text:span></text:p>
      <text:p text:style-name="P13">class Route</text:p>
      <text:p text:style-name="P13">{</text:p>
      <text:p text:style-name="P13"><text:tab/>static function start()</text:p>
      <text:p text:style-name="P13"><text:tab/>{</text:p>
      <text:p text:style-name="P13"><text:tab/><text:tab/>$controller_name = 'Main';</text:p>
      <text:p text:style-name="P13"><text:tab/><text:tab/>$action_name = 'index';</text:p>
      <text:p text:style-name="P13"><text:tab/><text:tab/>$routes = explode('/', $_SERVER['REQUEST_URI']);</text:p>
      <text:p text:style-name="P13"><text:tab/><text:tab/>if ( !empty($routes[1]) )</text:p>
      <text:p text:style-name="P13"><text:tab/><text:tab/>{<text:tab/></text:p>
      <text:p text:style-name="P13"><text:soft-page-break/><text:tab/><text:tab/><text:tab/>$controller_name = $routes[1];</text:p>
      <text:p text:style-name="P13"><text:tab/><text:tab/>}</text:p>
      <text:p text:style-name="P13"><text:tab/><text:tab/>if ( !empty($routes[2]) )</text:p>
      <text:p text:style-name="P13"><text:tab/><text:tab/>{</text:p>
      <text:p text:style-name="P13"><text:tab/><text:tab/><text:tab/>$action_name = $routes[2];</text:p>
      <text:p text:style-name="P13"><text:tab/><text:tab/>}</text:p>
      <text:p text:style-name="P13"><text:tab/><text:tab/>$model_name = 'model_'.$controller_name;</text:p>
      <text:p text:style-name="P13"><text:tab/><text:tab/>$controller_name = 'controller_'.$controller_name;</text:p>
      <text:p text:style-name="P13"><text:tab/><text:tab/>$action_name = 'action_'.$action_name;</text:p>
      <text:p text:style-name="P13"><text:tab/><text:tab/>$model_file = strtolower($model_name).'.php'; //нижний регистр</text:p>
      <text:p text:style-name="P13"><text:tab/><text:tab/>$model_path = "application/models/".$model_file;</text:p>
      <text:p text:style-name="P13"><text:tab/><text:tab/>if(file_exists($model_path))</text:p>
      <text:p text:style-name="P13"><text:tab/><text:tab/>{</text:p>
      <text:p text:style-name="P13"><text:tab/><text:tab/><text:tab/>include "application/models/".$model_file;</text:p>
      <text:p text:style-name="P13"><text:tab/><text:tab/>}</text:p>
      <text:p text:style-name="P13"/>
      <text:p text:style-name="P13"><text:tab/><text:tab/>$controller_file = strtolower($controller_name).'.php'; </text:p>
      <text:p text:style-name="P13"><text:tab/><text:tab/>$controller_path = "application/controllers/".$controller_file;</text:p>
      <text:p text:style-name="P13"><text:tab/><text:tab/>if(file_exists($controller_path))</text:p>
      <text:p text:style-name="P13"><text:tab/><text:tab/>{</text:p>
      <text:p text:style-name="P13"><text:tab/><text:tab/><text:tab/>include "application/controllers/".$controller_file;</text:p>
      <text:p text:style-name="P13"><text:tab/><text:tab/>}</text:p>
      <text:p text:style-name="P13"><text:tab/><text:tab/>else</text:p>
      <text:p text:style-name="P13"><text:tab/><text:tab/>{</text:p>
      <text:p text:style-name="P13"><text:tab/><text:tab/><text:tab/>$controller_name = "Controller_404";</text:p>
      <text:p text:style-name="P13"><text:tab/><text:tab/><text:tab/>include "application/controllers/controller_404.php";</text:p>
      <text:p text:style-name="P13"><text:tab/><text:tab/>}</text:p>
      <text:p text:style-name="P13"><text:tab/><text:tab/>$controller = new $controller_name;</text:p>
      <text:p text:style-name="P13"><text:tab/><text:tab/>$action = $action_name;</text:p>
      <text:p text:style-name="P13"><text:tab/><text:tab/></text:p>
      <text:p text:style-name="P13"><text:tab/><text:tab/>if(method_exists($controller, $action))</text:p>
      <text:p text:style-name="P13"><text:tab/><text:tab/>{</text:p>
      <text:p text:style-name="P13"><text:soft-page-break/><text:tab/><text:tab/><text:tab/>$controller-&gt;$action();</text:p>
      <text:p text:style-name="P13"><text:tab/><text:tab/>}</text:p>
      <text:p text:style-name="P13"><text:tab/><text:tab/>else</text:p>
      <text:p text:style-name="P13"><text:tab/><text:tab/>{</text:p>
      <text:p text:style-name="P13"><text:tab/><text:tab/><text:tab/>Route::ErrorPage404();</text:p>
      <text:p text:style-name="P13"><text:tab/><text:tab/>}</text:p>
      <text:p text:style-name="P13"><text:tab/></text:p>
      <text:p text:style-name="P13"><text:tab/>}</text:p>
      <text:p text:style-name="P13"><text:tab/></text:p>
      <text:p text:style-name="P13"><text:tab/>function ErrorPage404()</text:p>
      <text:p text:style-name="P13"><text:tab/>{</text:p>
      <text:p text:style-name="P13"><text:s text:c="8"/>$host = 'http://'.$_SERVER['HTTP_HOST'].'/';</text:p>
      <text:p text:style-name="P13"><text:s text:c="8"/>header('HTTP/1.1 404 Not Found');</text:p>
      <text:p text:style-name="P13"><text:tab/><text:tab/>header("Status: 404 Not Found");</text:p>
      <text:p text:style-name="P13"><text:tab/><text:tab/>header('Location:'.$host.'404');</text:p>
      <text:p text:style-name="P13"><text:s text:c="4"/>}</text:p>
      <text:p text:style-name="P13">}</text:p>
      <text:p text:style-name="P12"/>
      <text:p text:style-name="P50"><text:span text:style-name="T1">Контроллеры, в соответствии с принципом положенным в основу данного веб-приложения, служат для абстрагирования слоя, непосредственно работающего с данными от представления. При создании объекта типа контроллера конструктором создается, при её наличии, модель. Управление передается методу action контроллера. Этот метод обращается к модели и вызывает её метод </text:span><text:span text:style-name="T9">get_data.</text:span></text:p>
      <text:p text:style-name="P50">Модель служит для непосредственной работы с данными. Метод <text:s/><text:span text:style-name="T9">get_data </text:span>подключает файл <text:span text:style-name="T9">storage.php </text:span>и создаёт объект класса <text:span text:style-name="T9">storage. </text:span>Наличие данного класс отвечает за всю работу с <text:s/>базой данных и позволяет абстрагироваться от используемой СУБД. Метод <text:s/><text:span text:style-name="T9">get_data </text:span>посредством вызовов методов объекта класса <text:span text:style-name="T9">storage </text:span>получает необходисые данные от СУБД, обрабатывает их, и в виде ассоциативного массива передет вызывавшему объекту класса <text:span text:style-name="T9">controller, </text:span>при это возвращается управление.</text:p>
      <text:p text:style-name="P50">Далее метод <text:span text:style-name="T9"><text:s/></text:span>action контроллера создает представление. Вызываается метод <text:span text:style-name="T9">generate </text:span>класса <text:span text:style-name="T9">view. </text:span>При этом в качестве параметров передается название файлов содержащих шаблон генерируемой страницы и базовый шаблон, а также полученный от модели массив <text:soft-page-break/>данных.</text:p>
      <text:p text:style-name="P50">Представление служит непосредственно для генерации <text:span text:style-name="T9">HTML </text:span>страницы, передаваемой пользователю. Работа метода <text:s/><text:span text:style-name="T9">generate </text:span>сводится к подключению базового шаблона. Базовый шаблон содержит в основном <text:span text:style-name="T9">HTML </text:span>код, отвечающий за те части веб-прило;ения, которые не изменяются в зависимости от запрвшиваемой страницы, т. е. так называемые шапку, подвал, меню. Оформление элементов базового шаблона задается подключаемым ил <text:span text:style-name="T9">css </text:span>файлом.</text:p>
      <text:p text:style-name="P50">Переменные части веб-страницы генерируются с помощью шаблона генерируемой страницы. Он состоит из <text:span text:style-name="T9">HTML </text:span>кода, содержащего постоянную часть данной страницы и <text:span text:style-name="T9">PHP </text:span>вставки для отображения данных содержащихся в массиве полученном от модели. После генерации данной страницы работа веб-приложения в общем случае завершается. </text:p>
      <text:p text:style-name="P50">В состав веб-приложения входят следующие страницы и соответствующие им связки Модель-Вид-Контроллер:</text:p>
      <text:list xml:id="list8583861076200283513" text:style-name="L8">
        <text:list-item>
          <text:p text:style-name="P65"><text:span text:style-name="T1">Страница 404 (</text:span>controller_404.php, <text:span text:style-name="T1"><text:s/></text:span>404_view.php<text:span text:style-name="T1">) — используется для перенаправления в случае запроса пользователем несуществующей страницы.</text:span></text:p>
        </text:list-item>
        <text:list-item>
          <text:p text:style-name="P65"><text:span text:style-name="T1">Панель администрирования сайта </text:span>(controller_admin.php, admin_view.php, admin_model.php) – <text:span text:style-name="T1">страница служит для добавления событий в афищу и услуг в перечень оказываемых музеем услуг.</text:span></text:p>
        </text:list-item>
        <text:list-item>
          <text:p text:style-name="P65"><text:span text:style-name="T1">Контактные данные </text:span>(controller_contacts.php, contacts_view.php, contacts_model .php) <text:span text:style-name="T1">- статическая страника содержащая контактные данные музея. </text:span></text:p>
        </text:list-item>
        <text:list-item>
          <text:p text:style-name="P65"><text:span text:style-name="T1">Добавление погибших (</text:span>controller_ekp_add.php, ekp_add_view.php, ekp_add_model .php<text:span text:style-name="T1">). С помощью данной страницы можно предложить к доюъбавлению новые записи. Они становятся ведны после проверки администратором.</text:span></text:p>
        </text:list-item>
        <text:list-item>
          <text:p text:style-name="P65"><text:span text:style-name="T1">Станица удаления и редактирования записей о погибших (</text:span>controller_ekp_edit.php, ekp_edit_view.php, ekp_edit_model .php<text:span text:style-name="T1">) — при переходе на данную страницу проводится проверка авторизации с помощью объекта класса </text:span>chek <text:span text:style-name="T1">вызываемого контролером. При успешной проверке предоставляется возможность искать, удалять и редактировать записи. Непосредственно редактирпование осуществляется путем перенаправления на страницу редактирования, при этом методом </text:span>POST <text:span text:style-name="T1">передаётся </text:span>id <text:span text:style-name="T1">редактируемой записи.</text:span></text:p>
        </text:list-item>
        <text:list-item>
          <text:p text:style-name="P65"><text:span text:style-name="T1">Страница поиска информации о захоронении (</text:span>controller_ekp_grave.php, ekp_grave_view.php, ekp_grave_model .php<text:span text:style-name="T1">) — на данной странице осуществляется поиск информации о захоронении и выдаются его основные данные.</text:span></text:p>
        </text:list-item>
        <text:list-item>
          <text:p text:style-name="P65"><text:span text:style-name="T1">Страница редактирования записи (</text:span>controller_ekp_rw.php, ekp_rw_view.php, <text:soft-page-break/>ekp_rw_model .php<text:span text:style-name="T1">). При переходе на данную страницу проводится проверка авторизации с помощью объекта класса </text:span>chek <text:span text:style-name="T1">вызываемого контролером. При успешной проверке предоставляется возможность редактировать запись покаждому полю отдельно.</text:span></text:p>
        </text:list-item>
        <text:list-item>
          <text:p text:style-name="P65"><text:span text:style-name="T1">Страница поиска информации о захоронении (</text:span>controller_ekp_search.php, ekp_search_view.php, ekp_search_model .php<text:span text:style-name="T1">) — на данной странице осуществляется поиск информации о погибшем и выдаются его основные данные.</text:span></text:p>
        </text:list-item>
        <text:list-item>
          <text:p text:style-name="P65"><text:span text:style-name="T1">Галлерея (</text:span>controller_gallery.php, gallery_ view .php<text:span text:style-name="T1">) — на данной странице размецаются изображения, илюстрирующие деятельность музея.</text:span></text:p>
        </text:list-item>
        <text:list-item>
          <text:p text:style-name="P65"><text:span text:style-name="T1">Страница авторизации (</text:span>controller_login.php, login_view.php, login_model .php<text:span text:style-name="T1">). Служит для авторизации пользователя путем ввода логина и пароля. Введенные значения сравниваются с хранящимися в базе данных и в случае совпадения в браузере клиента </text:span><text:span text:style-name="T1">создаются </text:span>cookies <text:span text:style-name="T1">хранящие </text:span>id <text:span text:style-name="T1">и контрольное число взятое из базы. Это сделано с целью предотвращения компрометации пароля при доступе с помощью компьютера общего пользования. </text:span>Cookies <text:span text:style-name="T1">хранятся одни сутки. Возможно их удаление путем нажатия кнопки </text:span>«<text:span text:style-name="T1">Выход</text:span>»<text:span text:style-name="T1"> меню. В случае успешной авторизации олсуществляется перенаправление на главную страницу. В противном случае выводится собщение об ошибке авторизации.</text:span></text:p>
        </text:list-item>
        <text:list-item>
          <text:p text:style-name="P65"><text:span text:style-name="T1">Главная страница (</text:span>controller_main<text:span text:style-name="T30">.php, main_view.php</text:span><text:span text:style-name="T3">) — на данной странице указаны основные сведения о музее.</text:span></text:p>
        </text:list-item>
        <text:list-item>
          <text:p text:style-name="P65"><text:span text:style-name="T3">Афиша мероприятий (</text:span>controller_poster.php, poster_view.php, <text:s/>poster_model .php<text:span text:style-name="T1">) — динамически формируемая страница содержащая информацию о мероприятиях, прланируемых в музее.</text:span></text:p>
        </text:list-item>
        <text:list-item>
          <text:p text:style-name="P65"><text:span text:style-name="T1">Услуги (</text:span>controller_services.php, services_view.php, <text:s/>services_model .php<text:span text:style-name="T1">) — динамическая страница, содержащая перечень услуг, оказываемых музеем.</text:span></text:p>
        </text:list-item>
      </text:list>
      <text:p text:style-name="P27"/>
      <text:p text:style-name="P47"><text:span text:style-name="T1">Отдельно стоит рассмотреть класс </text:span>chek. <text:span text:style-name="T1">Он несколько выделяется из обшей концепции сайта. Данный класс служит для проверки авторизации пользователя. Проверка прав доступа осуществляется с помощью проверки наличия файлов </text:span>cookies <text:span text:style-name="T1">в браузере пользователя и совпадения их </text:span>id <text:span text:style-name="T1">и контрольных чисел. Данный класс вынесен отдельно, так как проверка авторизации требуется различным страницам. В целом его можно отнести к типу моделей.</text:span></text:p>
      <text:p text:style-name="P47"><text:span text:style-name="T1">При генерации данных динамических страниц модель обращается к базе данных. Обращение <text:s/>реализовано путем генерации </text:span>SQL <text:span text:style-name="T1">запроса с параметрами получаемыми от </text:span><text:soft-page-break/><text:span text:style-name="T1">клиента методом </text:span>POST <text:span text:style-name="T1">и предачи его посредством объекта класса </text:span>storage <text:span text:style-name="T1">СУБД. При этом каждый раз подключение к базе данных создаётся заново. Логин и пароль к базе хранятся внутри объекта и недоступны клиенту. Кроме того, клиенту недоступно само название базы данных, хранящееся внутри модели. Данное решение повышает защищенность базы от злоумышленников.</text:span></text:p>
      <text:p text:style-name="P47"><text:span text:style-name="T1">Доступ к </text:span>php <text:span text:style-name="T1">файлам ограничен с помощью файла .htaccess.</text:span></text:p>
      <text:p text:style-name="P28"/>
      <text:h text:style-name="P54" text:outline-level="2"><text:span text:style-name="T1">2.5 </text:span>Вывод</text:h>
      <text:p text:style-name="P29"/>
      <text:p text:style-name="P45">Таким образом, на основе изученной теоретической информации и сформулированнных ранне требований была сформрована общая концепция веб-приложения, оперделены основные архитектурные решения и выбран способ из реализации. Выбранная архитектура позволяеет оптимизировать разработку приложения и обеспечить его поддерживаемрость, расширяемость и возможность внесения корректив без коренной переделки системы.</text:p>
      <text:p text:style-name="P48"><text:span text:style-name="T1">Были созданы две базы данных для обслуживания Электронной книги память и веб-приложения, хранящиеся на сервере баз данных СУБД </text:span>MySQL. <text:span text:style-name="T1">Использование двух баз позволяет отделить служебную информацию от данных КП и обеспечить возможность доступа к последней, например путем создания клиентского локонного приложения. Это позволяет использовать ценную информацию даже при отказе от <text:s/>веб приложения.</text:span></text:p>
      <text:p text:style-name="P48"><text:span text:style-name="T1">Непосредственно веб приложение написанно на </text:span>PHP <text:span text:style-name="T1">в соответствии с выбранной архитектурой и обеспечивает доступ к информации в соответствии со сформулированными требованиями.</text:span></text:p>
      <text:h text:style-name="P91" text:outline-level="1">Заключение</text:h>
      <text:p text:style-name="P7"/>
      <text:p text:style-name="P8">В процессе выполнения работы изучена предметная область, связанная с увековечением памяти погибших в гобы Великой Отечественной войны. Были проанализированны задачи решаемые в ходе создания и поддержания электронной книги «Память». Были выявлены основные сущности и функции системы.</text:p>
      <text:p text:style-name="P8">На основе полученной информации была спроектирован и реализована базва данных и запросы к ней. Также на основе анализа предметной области и требований было спроектировано и реализовано <text:span text:style-name="T1">веб-приложение, позволяющее распределить и автоматизировать работу по наполнению и редактированию «Электронной книги Память Витебская область» и обеспечить к ней доступ широкого круга заинтересованных лиц.</text:span></text:p>
      <text:p text:style-name="P8">В теоретической части курсового проекта рассмотрены основы разработки автоматизированной информационной системы: процесс создания, проектирования использования базы данных MYSQL, возможности и особенности языка програмирования общего назначения <text:span text:style-name="T9">PHP, </text:span><text:span text:style-name="T1">а также основные патерны проектирования архитектуры системы, и в частности, паттерн «Модель-Вид-Контроллер».</text:span></text:p>
      <text:p text:style-name="P8">В практической части дипломного проекта реализована структура базы данных кондитерской и описан процесс создания и работы веб-приложения на основе <text:span text:style-name="T9">PHP </text:span><text:span text:style-name="T1">скриптов и архитектуры «Модель-Вид-Контроллер».</text:span></text:p>
      <text:p text:style-name="P6"><text:span text:style-name="T18">Основные результаты проекта могут найти применение при разработке программных приложений информационнх сисем используеемых в учреждениях культуры с применением баз данных </text:span><text:span text:style-name="T15">MySQL </text:span><text:span text:style-name="T21">и</text:span><text:span text:style-name="T18"> инструментария </text:span><text:span text:style-name="T15">PHP.</text:span></text:p>
      <text:p text:style-name="P9"/>
      <text:h text:style-name="P91" text:outline-level="1"><text:bookmark-start text:name="_Toc498039495"/><text:bookmark-start text:name="__RefHeading__871_421552174"/>Список использованных источников<text:bookmark-end text:name="_Toc498039495"/><text:bookmark-end text:name="__RefHeading__871_421552174"/></text:h>
      <text:p text:style-name="Standard"/>
      <text:list xml:id="list3905179145478703259" text:style-name="L9">
        <text:list-item>
          <text:p text:style-name="P62">Артеменко, Ю.Н. MySQL. Справочник по языку / Ю.Н. Артеменко Пер. с англ. – М. : Издательский дом «Вильямс», 2005. – 432 с.</text:p>
        </text:list-item>
        <text:list-item>
          <text:p text:style-name="P62">Аткинсон, Леон. MySQL / Леон Аткинсон – Библиотека профессионала. Пер. с англ. – М.: Издательский дом «Вильямс», 2002. – 624 с.</text:p>
        </text:list-item>
        <text:list-item>
          <text:p text:style-name="P62">Веллинг, Люк. MySQL: Учебное пособие / Люк Веллинг, Лора Томсон. – М. Издательский дом Вильямс. 2005 г. – 304 с.</text:p>
        </text:list-item>
        <text:list-item>
          <text:p text:style-name="P62">Гольцман, В. И. MySQL 5.0. Библиотека программиста / В. И. Гольцман Издательство: П. Год: 2010. – 253 с.</text:p>
        </text:list-item>
        <text:list-item>
          <text:p text:style-name="P74"><text:span text:style-name="T12">Дейтел, Х. Как программировать на </text:span><text:span text:style-name="T14">C</text:span><text:span text:style-name="T12">++ / Х. Дейтел, П. Дейтел: Пер. с англ. – Москва: ЗАО "Издательство БИНОМ", 1998. – 1024 с.</text:span></text:p>
        </text:list-item>
        <text:list-item>
          <text:p text:style-name="P63">Земсков, Ю.В. Основы <text:span text:style-name="T9">PHP</text:span> <text:s/>/ Ю.В. Земсков – СПб.: «БХВ-Петербург», 2008. – 608с.</text:p>
        </text:list-item>
        <text:list-item>
          <text:p text:style-name="P74"><text:span text:style-name="T12">Подбельский, В.В. Язык </text:span><text:span text:style-name="T14">C</text:span><text:span text:style-name="T12">++: Учебное пособие / В.В. Подбельский – Москва: Финансы и статистика, 1995. – 560 с. </text:span></text:p>
        </text:list-item>
        <text:list-item>
          <text:p text:style-name="P62">Кузнецов, М. MySQL 5 /М. Кузнецов, И. Симдянов – СПб.: БХВ-Петербург, 2010. – 1024 с.</text:p>
        </text:list-item>
        <text:list-item>
          <text:p text:style-name="P63">Саммерфилд Марк. Qt. Профессиональное программирование. Разработка кроссплатформенных приложений на С++ / Марк Саммерфилд: Пер. с англ. – «Символ-Плюс», 2011. – 560с.</text:p>
        </text:list-item>
        <text:list-item>
          <text:p text:style-name="P74"><text:span text:style-name="T12">Скляров, В.А. Язык </text:span><text:span text:style-name="T14">C</text:span><text:span text:style-name="T12">++ и объектно-ориентированное программирование: Справочное издание / В.А. Скляров – Минск: Вышэйшая школа, 1997. – 480 с. </text:span></text:p>
        </text:list-item>
        <text:list-item>
          <text:p text:style-name="P62">Ульман Л. MySQL / Л. Ульман – <text:s/>М.: ДМК Пресс, 2004 – 354 с.</text:p>
        </text:list-item>
        <text:list-item>
          <text:p text:style-name="P63">Чеботарев, А. Библиотека Qt 4. Создание прикладных приложений в среде Linux / А. Чеботарев – М.: «Диалектика», 2006. – 256 с.</text:p>
        </text:list-item>
        <text:list-item>
          <text:p text:style-name="P62">Шварц, Б. и др. MySQL. Оптимизация производительности / Б. Шварц – СПб: Символ. 2010. – 832 с.</text:p>
        </text:list-item>
        <text:list-item>
          <text:p text:style-name="P68">Шлее, М. Qt 4.5. Профессиональное программирование на С++ / М. Шлее – СПб.: БХВ-Петербург, 2010. – 896 с.</text:p>
        </text:list-item>
        <text:list-item>
          <text:p text:style-name="P75">Фаулер, М. Шаблоны корпоративных приложений. – Россия: Вильямс, 2011. – 544 с</text:p>
        </text:list-item>
        <text:list-item>
          <text:p text:style-name="P75">Рихтер<text:span text:style-name="T9">, </text:span>Д<text:span text:style-name="T9">. CLR via C#. </text:span>Программирование на платформе Microsoft .NET Framework 4.5 на языке C#. – СпБ. : Питер, 2013. – 896 с</text:p>
        </text:list-item>
        <text:list-item>
          <text:p text:style-name="P75">Язык программирования С# 7 и <text:s/>платформы .<text:span text:style-name="T9">NET</text:span> и .<text:span text:style-name="T9">NET</text:span> <text:span text:style-name="T9">Core</text:span>, 8-е изд.: Пер. с англ. – Спб.: ООО "Диалектика", 2018 – 1328с.: ил. – Парал.тит.англ.</text:p>
        </text:list-item>
        <text:list-item>
          <text:p text:style-name="P67"><text:soft-page-break/><text:span text:style-name="T31">Шевчук А., Охрименко Д., Касьянов А. </text:span><text:span text:style-name="T11">Design</text:span><text:span text:style-name="T31"> </text:span><text:span text:style-name="T11">Patterns</text:span><text:span text:style-name="T31"> </text:span><text:span text:style-name="T11">via</text:span><text:span text:style-name="T31"> </text:span><text:span text:style-name="T11">C</text:span><text:span text:style-name="T31"># <text:s/>Приемы объектно-ориентированного проектирования. <text:s/>288с – 2015г</text:span></text:p>
        </text:list-item>
        <text:list-item>
          <text:p text:style-name="P69">Дебольт HTML и CSS. Совместное использование / Дебольт, Вирджиния. - М.: НТ Пресс, 2013. - 512 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OpenSymbol" svg:font-family="OpenSymbol"/>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fo:font-size="14pt" fo:language="zxx" fo:country="none"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fo:font-size="14pt" fo:language="zxx" fo:country="none" style:font-size-asian="14pt"/>
    </style:style>
    <style:style style:name="western" style:family="paragraph" style:parent-style-name="Standard">
      <style:paragraph-properties fo:margin-top="0.494cm" fo:margin-bottom="0.494cm" fo:text-align="start" style:justify-single-word="false"/>
      <style:text-properties fo:font-size="12pt" style:font-size-asian="12pt" style:font-size-complex="12pt"/>
    </style:style>
    <style:style style:name="Heading_20_1" style:display-name="Heading 1" style:family="paragraph" style:parent-style-name="Standard" style:next-style-name="Standard" style:default-outline-level="1" style:class="text">
      <style:paragraph-properties fo:keep-with-next="always"/>
      <style:text-properties fo:language="zxx" fo:country="none" fo:font-weight="bold" style:letter-kerning="true"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asian="Calibri" style:font-name-complex="Times New Roman2"/>
    </style:style>
    <style:style style:name="WW8Num14z0" style:family="text">
      <style:text-properties style:language-asian="ru" style:country-asian="RU" style:font-size-complex="12pt" style:font-weight-complex="bold"/>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0.485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ртём Тустов</meta:initial-creator>
    <meta:creation-date>2021-01-25T22:49:05.45</meta:creation-date>
    <dc:date>2021-01-26T16:11:50.78</dc:date>
    <dc:creator>Артём Тустов</dc:creator>
    <meta:editing-duration>PT5H4M31S</meta:editing-duration>
    <meta:editing-cycles>26</meta:editing-cycles>
    <meta:generator>OpenOffice/4.0.1$Win32 OpenOffice.org_project/401m5$Build-9714</meta:generator>
    <meta:document-statistic meta:table-count="0" meta:image-count="0" meta:object-count="0" meta:page-count="38" meta:paragraph-count="390" meta:word-count="7380" meta:character-count="58494"/>
  </office:meta>
</office:document-meta>
</file>